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5.336cm" table:align="margins"/>
    </style:style>
    <style:style style:name="Table4.A" style:family="table-column">
      <style:table-column-properties style:column-width="3.916cm" style:rel-column-width="48095*"/>
    </style:style>
    <style:style style:name="Table4.B" style:family="table-column">
      <style:table-column-properties style:column-width="1.42cm" style:rel-column-width="17440*"/>
    </style:style>
    <style:style style:name="Table4.A1" style:family="table-cell">
      <style:table-cell-properties fo:padding="0.097cm" fo:border-left="none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-left="0.002cm solid #000000" fo:border-right="none" fo:border-top="none" fo:border-bottom="none"/>
    </style:style>
    <style:style style:name="socFard" style:family="table">
      <style:table-properties style:width="5.336cm" table:align="margins"/>
    </style:style>
    <style:style style:name="socFard.A" style:family="table-column">
      <style:table-column-properties style:column-width="3.916cm" style:rel-column-width="48095*"/>
    </style:style>
    <style:style style:name="socFard.B" style:family="table-column">
      <style:table-column-properties style:column-width="1.42cm" style:rel-column-width="17440*"/>
    </style:style>
    <style:style style:name="socFard.A1" style:family="table-cell">
      <style:table-cell-properties fo:padding="0.097cm" fo:border-left="none" fo:border-right="none" fo:border-top="0.002cm solid #000000" fo:border-bottom="0.002cm solid #000000"/>
    </style:style>
    <style:style style:name="socFard.B1" style:family="table-cell">
      <style:table-cell-properties fo:padding="0.097cm" fo:border-left="0.002cm solid #000000" fo:border-right="none" fo:border-top="0.002cm solid #000000" fo:border-bottom="0.002cm solid #000000"/>
    </style:style>
    <style:style style:name="socFard.A2" style:family="table-cell">
      <style:table-cell-properties fo:padding="0.097cm" fo:border="none"/>
    </style:style>
    <style:style style:name="socFard.B2" style:family="table-cell">
      <style:table-cell-properties fo:padding="0.097cm" fo:border-left="0.002cm solid #000000" fo:border-right="none" fo:border-top="none" fo:border-bottom="none"/>
    </style:style>
    <style:style style:name="vildFard" style:family="table">
      <style:table-properties style:width="5.345cm" fo:margin-left="0cm" fo:margin-right="-0.009cm" table:align="margins"/>
    </style:style>
    <style:style style:name="vildFard.A" style:family="table-column">
      <style:table-column-properties style:column-width="3.969cm" style:rel-column-width="48664*"/>
    </style:style>
    <style:style style:name="vildFard.B" style:family="table-column">
      <style:table-column-properties style:column-width="1.376cm" style:rel-column-width="16871*"/>
    </style:style>
    <style:style style:name="vildFard.A1" style:family="table-cell">
      <style:table-cell-properties fo:padding="0.097cm" fo:border-left="none" fo:border-right="none" fo:border-top="0.002cm solid #000000" fo:border-bottom="0.002cm solid #000000"/>
    </style:style>
    <style:style style:name="vildFard.B1" style:family="table-cell">
      <style:table-cell-properties fo:padding="0.097cm" fo:border-left="0.002cm solid #000000" fo:border-right="none" fo:border-top="0.002cm solid #000000" fo:border-bottom="0.002cm solid #000000"/>
    </style:style>
    <style:style style:name="vildFard.A2" style:family="table-cell">
      <style:table-cell-properties fo:padding="0.097cm" fo:border="none"/>
    </style:style>
    <style:style style:name="vildFard.B2" style:family="table-cell">
      <style:table-cell-properties fo:padding="0.097cm" fo:border-left="0.002cm solid #000000" fo:border-right="none" fo:border-top="none" fo:border-bottom="none"/>
    </style:style>
    <style:style style:name="Table1" style:family="table">
      <style:table-properties style:width="5.336cm" table:align="margins"/>
    </style:style>
    <style:style style:name="Table1.A" style:family="table-column">
      <style:table-column-properties style:column-width="3.916cm" style:rel-column-width="48095*"/>
    </style:style>
    <style:style style:name="Table1.B" style:family="table-column">
      <style:table-column-properties style:column-width="1.42cm" style:rel-column-width="17440*"/>
    </style:style>
    <style:style style:name="Table1.A1" style:family="table-cell">
      <style:table-cell-properties fo:padding="0.097cm" fo:border-left="none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5.3cm" fo:margin-left="0cm" fo:margin-right="-0.009cm" table:align="margins"/>
    </style:style>
    <style:style style:name="Table2.A" style:family="table-column">
      <style:table-column-properties style:column-width="3.911cm" style:rel-column-width="48340*"/>
    </style:style>
    <style:style style:name="Table2.B" style:family="table-column">
      <style:table-column-properties style:column-width="1.39cm" style:rel-column-width="17195*"/>
    </style:style>
    <style:style style:name="Table2.A1" style:family="table-cell">
      <style:table-cell-properties fo:padding="0.097cm" fo:border-left="none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5.345cm" fo:margin-left="0cm" fo:margin-right="-0.009cm" table:align="margins"/>
    </style:style>
    <style:style style:name="Table3.A" style:family="table-column">
      <style:table-column-properties style:column-width="3.995cm" style:rel-column-width="48989*"/>
    </style:style>
    <style:style style:name="Table3.B" style:family="table-column">
      <style:table-column-properties style:column-width="1.349cm" style:rel-column-width="16546*"/>
    </style:style>
    <style:style style:name="Table3.A1" style:family="table-cell">
      <style:table-cell-properties fo:padding="0.097cm" fo:border-left="none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-left="0.002cm solid #000000" fo:border-right="none" fo:border-top="none" fo:border-bottom="none"/>
    </style:style>
    <style:style style:name="attribut" style:family="table">
      <style:table-properties style:width="8.139cm" table:align="margins"/>
    </style:style>
    <style:style style:name="attribut.A" style:family="table-column">
      <style:table-column-properties style:column-width="6.747cm" style:rel-column-width="54328*"/>
    </style:style>
    <style:style style:name="attribut.B" style:family="table-column">
      <style:table-column-properties style:column-width="1.392cm" style:rel-column-width="11207*"/>
    </style:style>
    <style:style style:name="attribut.A1" style:family="table-cell">
      <style:table-cell-properties fo:padding="0.097cm" fo:border-left="none" fo:border-right="none" fo:border-top="0.002cm solid #000000" fo:border-bottom="0.002cm solid #000000"/>
    </style:style>
    <style:style style:name="attribut.B1" style:family="table-cell">
      <style:table-cell-properties fo:padding="0.097cm" fo:border-left="0.002cm solid #000000" fo:border-right="none" fo:border-top="0.002cm solid #000000" fo:border-bottom="0.002cm solid #000000"/>
    </style:style>
    <style:style style:name="attribut.A2" style:family="table-cell">
      <style:table-cell-properties fo:padding="0.097cm" fo:border="none"/>
    </style:style>
    <style:style style:name="attribut.B2" style:family="table-cell">
      <style:table-cell-properties fo:padding="0.097cm" fo:border-left="0.002cm solid #000000" fo:border-right="none" fo:border-top="none" fo:border-bottom="none"/>
    </style:style>
    <style:style style:name="grundFakta" style:family="table">
      <style:table-properties style:width="8.149cm" table:align="left"/>
    </style:style>
    <style:style style:name="grundFakta.A" style:family="table-column">
      <style:table-column-properties style:column-width="3.281cm"/>
    </style:style>
    <style:style style:name="grundFakta.B" style:family="table-column">
      <style:table-column-properties style:column-width="4.868cm"/>
    </style:style>
    <style:style style:name="grundFakta.A1" style:family="table-cell">
      <style:table-cell-properties fo:padding="0.097cm" fo:border-left="none" fo:border-right="none" fo:border-top="0.002cm solid #000000" fo:border-bottom="0.002cm solid #000000"/>
    </style:style>
    <style:style style:name="grundFakta.B1" style:family="table-cell">
      <style:table-cell-properties fo:padding="0.097cm" fo:border-left="0.002cm solid #000000" fo:border-right="none" fo:border-top="0.002cm solid #000000" fo:border-bottom="0.002cm solid #000000"/>
    </style:style>
    <style:style style:name="grundFakta.A2" style:family="table-cell">
      <style:table-cell-properties fo:padding="0.097cm" fo:border="none"/>
    </style:style>
    <style:style style:name="grundFakta.B2" style:family="table-cell">
      <style:table-cell-properties fo:padding="0.097cm" fo:border-left="0.002cm solid #000000" fo:border-right="none" fo:border-top="none" fo:border-bottom="none"/>
    </style:style>
    <style:style style:name="grundFakta.16" style:family="table-row">
      <style:table-row-properties style:min-row-height="0.582cm"/>
    </style:style>
    <style:style style:name="Table5" style:family="table">
      <style:table-properties style:width="5.383cm" table:align="margins"/>
    </style:style>
    <style:style style:name="Table5.A" style:family="table-column">
      <style:table-column-properties style:column-width="3.942cm" style:rel-column-width="47991*"/>
    </style:style>
    <style:style style:name="Table5.B" style:family="table-column">
      <style:table-column-properties style:column-width="1.441cm" style:rel-column-width="17544*"/>
    </style:style>
    <style:style style:name="Table5.A1" style:family="table-cell">
      <style:table-cell-properties fo:padding="0.097cm" fo:border-left="none" fo:border-right="none" fo:border-top="0.002cm solid #000000" fo:border-bottom="0.002cm solid #000000"/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-left="0.002cm solid #000000" fo:border-right="none" fo:border-top="none" fo:border-bottom="none"/>
    </style:style>
    <style:style style:name="Table6" style:family="table">
      <style:table-properties style:width="5.302cm" table:align="margins"/>
    </style:style>
    <style:style style:name="Table6.A" style:family="table-column">
      <style:table-column-properties style:column-width="3.889cm" style:rel-column-width="48072*"/>
    </style:style>
    <style:style style:name="Table6.B" style:family="table-column">
      <style:table-column-properties style:column-width="1.413cm" style:rel-column-width="17463*"/>
    </style:style>
    <style:style style:name="Table6.A1" style:family="table-cell">
      <style:table-cell-properties fo:padding="0.097cm" fo:border-left="none" fo:border-right="none" fo:border-top="0.002cm solid #000000" fo:border-bottom="0.002cm solid #000000"/>
    </style:style>
    <style:style style:name="Tab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A2" style:family="table-cell">
      <style:table-cell-properties fo:padding="0.097cm" fo:border="none"/>
    </style:style>
    <style:style style:name="Table6.B2" style:family="table-cell">
      <style:table-cell-properties fo:padding="0.097cm" fo:border-left="0.002cm solid #000000" fo:border-right="none" fo:border-top="none" fo:border-bottom="none"/>
    </style:style>
    <style:style style:name="Table7" style:family="table">
      <style:table-properties style:width="5.424cm" fo:margin-left="0cm" fo:margin-right="-0.011cm" table:align="margins"/>
    </style:style>
    <style:style style:name="Table7.A" style:family="table-column">
      <style:table-column-properties style:column-width="3.995cm" style:rel-column-width="48272*"/>
    </style:style>
    <style:style style:name="Table7.B" style:family="table-column">
      <style:table-column-properties style:column-width="1.429cm" style:rel-column-width="17263*"/>
    </style:style>
    <style:style style:name="Table7.A1" style:family="table-cell">
      <style:table-cell-properties fo:padding="0.097cm" fo:border-left="none" fo:border-right="none" fo:border-top="0.002cm solid #000000" fo:border-bottom="0.002cm solid #000000"/>
    </style:style>
    <style:style style:name="Table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A2" style:family="table-cell">
      <style:table-cell-properties fo:padding="0.097cm" fo:border="none"/>
    </style:style>
    <style:style style:name="Table7.B2" style:family="table-cell">
      <style:table-cell-properties fo:padding="0.097cm" fo:border-left="0.002cm solid #000000" fo:border-right="none" fo:border-top="none" fo:border-bottom="none"/>
    </style:style>
    <style:style style:name="Table8" style:family="table">
      <style:table-properties style:width="16.656cm" table:align="margins"/>
    </style:style>
    <style:style style:name="Table8.A" style:family="table-column">
      <style:table-column-properties style:column-width="8.327cm" style:rel-column-width="32767*"/>
    </style:style>
    <style:style style:name="Table8.B" style:family="table-column">
      <style:table-column-properties style:column-width="8.329cm" style:rel-column-width="32768*"/>
    </style:style>
    <style:style style:name="Table8.A1" style:family="table-cell">
      <style:table-cell-properties fo:padding="0.097cm" fo:border-left="none" fo:border-right="none" fo:border-top="0.002cm solid #000000" fo:border-bottom="0.002cm solid #000000"/>
    </style:style>
    <style:style style:name="Table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A2" style:family="table-cell">
      <style:table-cell-properties fo:padding="0.097cm" fo:border="none"/>
    </style:style>
    <style:style style:name="Table8.B2" style:family="table-cell">
      <style:table-cell-properties fo:padding="0.097cm" fo:border-left="0.002cm solid #000000" fo:border-right="none" fo:border-top="none" fo:border-bottom="none"/>
    </style:style>
    <style:style style:name="Table9" style:family="table">
      <style:table-properties style:width="5.383cm" table:align="margins"/>
    </style:style>
    <style:style style:name="Table9.A" style:family="table-column">
      <style:table-column-properties style:column-width="5.383cm" style:rel-column-width="65535*"/>
    </style:style>
    <style:style style:name="Table9.A1" style:family="table-cell">
      <style:table-cell-properties fo:padding="0.097cm" fo:border-left="none" fo:border-right="none" fo:border-top="0.002cm solid #000000" fo:border-bottom="0.002cm solid #000000"/>
    </style:style>
    <style:style style:name="Table9.A2" style:family="table-cell">
      <style:table-cell-properties fo:padding="0.097cm" fo:border="none"/>
    </style:style>
    <style:style style:name="Table10" style:family="table">
      <style:table-properties style:width="5.308cm" table:align="margins"/>
    </style:style>
    <style:style style:name="Table10.A" style:family="table-column">
      <style:table-column-properties style:column-width="5.308cm" style:rel-column-width="65535*"/>
    </style:style>
    <style:style style:name="Table10.A1" style:family="table-cell">
      <style:table-cell-properties fo:padding="0.097cm" fo:border-left="none" fo:border-right="none" fo:border-top="0.002cm solid #000000" fo:border-bottom="0.002cm solid #000000"/>
    </style:style>
    <style:style style:name="Table10.A2" style:family="table-cell">
      <style:table-cell-properties fo:padding="0.097cm" fo:border="none"/>
    </style:style>
    <style:style style:name="Table12" style:family="table">
      <style:table-properties style:width="16.669cm" fo:margin-left="0cm" fo:margin-right="-0.012cm" table:align="margins"/>
    </style:style>
    <style:style style:name="Table12.A" style:family="table-column">
      <style:table-column-properties style:column-width="3.651cm" style:rel-column-width="14355*"/>
    </style:style>
    <style:style style:name="Table12.B" style:family="table-column">
      <style:table-column-properties style:column-width="3.704cm" style:rel-column-width="14563*"/>
    </style:style>
    <style:style style:name="Table12.C" style:family="table-column">
      <style:table-column-properties style:column-width="9.313cm" style:rel-column-width="36617*"/>
    </style:style>
    <style:style style:name="Table12.A1" style:family="table-cell">
      <style:table-cell-properties fo:padding="0.097cm" fo:border-left="none" fo:border-right="none" fo:border-top="0.002cm solid #000000" fo:border-bottom="0.002cm solid #000000"/>
    </style:style>
    <style:style style:name="Table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A2" style:family="table-cell">
      <style:table-cell-properties fo:padding="0.097cm" fo:border="none"/>
    </style:style>
    <style:style style:name="Table12.B2" style:family="table-cell">
      <style:table-cell-properties fo:padding="0.097cm" fo:border-left="0.002cm solid #000000" fo:border-right="none" fo:border-top="none" fo:border-bottom="none"/>
    </style:style>
    <style:style style:name="Table13" style:family="table">
      <style:table-properties style:width="16.706cm" table:align="margins"/>
    </style:style>
    <style:style style:name="Table13.A" style:family="table-column">
      <style:table-column-properties style:column-width="8.352cm" style:rel-column-width="32767*"/>
    </style:style>
    <style:style style:name="Table13.B" style:family="table-column">
      <style:table-column-properties style:column-width="8.354cm" style:rel-column-width="32768*"/>
    </style:style>
    <style:style style:name="Table13.A1" style:family="table-cell">
      <style:table-cell-properties fo:padding="0.097cm" fo:border-left="none" fo:border-right="none" fo:border-top="0.002cm solid #000000" fo:border-bottom="0.002cm solid #000000"/>
    </style:style>
    <style:style style:name="Table13.A2" style:family="table-cell">
      <style:table-cell-properties fo:padding="0.097cm" fo:border="none"/>
    </style:style>
    <style:style style:name="Table13.B2" style:family="table-cell">
      <style:table-cell-properties fo:padding="0.097cm" fo:border-left="0.002cm solid #000000" fo:border-right="none" fo:border-top="none" fo:border-bottom="none"/>
    </style:style>
    <style:style style:name="Table14" style:family="table">
      <style:table-properties style:width="5.436cm" table:align="margins"/>
    </style:style>
    <style:style style:name="Table14.A" style:family="table-column">
      <style:table-column-properties style:column-width="2.718cm" style:rel-column-width="32767*"/>
    </style:style>
    <style:style style:name="Table14.B" style:family="table-column">
      <style:table-column-properties style:column-width="2.718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1" style:family="table">
      <style:table-properties style:width="5.417cm" table:align="margins"/>
    </style:style>
    <style:style style:name="Table11.A" style:family="table-column">
      <style:table-column-properties style:column-width="5.417cm" style:rel-column-width="65535*"/>
    </style:style>
    <style:style style:name="Table11.A1" style:family="table-cell">
      <style:table-cell-properties fo:padding="0.097cm" fo:border-left="none" fo:border-right="none" fo:border-top="0.002cm solid #000000" fo:border-bottom="0.002cm solid #000000"/>
    </style:style>
    <style:style style:name="Table11.A2" style:family="table-cell">
      <style:table-cell-properties fo:padding="0.097cm" fo:border="none"/>
    </style:style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02cm solid #dddddd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02cm solid #cccccc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0.002cm solid #cccccc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0.002cm solid #cccccc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0%" fo:padding="0.15cm" fo:border="0.002cm solid #cccccc">
        <style:background-image/>
      </style:graphic-properties>
    </style: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radio form:name="avtrubbV1" form:control-implementation="ooo:com.sun.star.form.component.RadioButton" xml:id="control1" form:id="control1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V2" form:control-implementation="ooo:com.sun.star.form.component.RadioButton" xml:id="control2" form:id="control2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V3" form:control-implementation="ooo:com.sun.star.form.component.RadioButton" xml:id="control3" form:id="control3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V4" form:control-implementation="ooo:com.sun.star.form.component.RadioButton" xml:id="control4" form:id="control4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O1" form:control-implementation="ooo:com.sun.star.form.component.RadioButton" xml:id="control5" form:id="control5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U2" form:control-implementation="ooo:com.sun.star.form.component.RadioButton" xml:id="control6" form:id="control6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U3" form:control-implementation="ooo:com.sun.star.form.component.RadioButton" xml:id="control7" form:id="control7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O2" form:control-implementation="ooo:com.sun.star.form.component.RadioButton" xml:id="control8" form:id="control8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O3" form:control-implementation="ooo:com.sun.star.form.component.RadioButton" xml:id="control9" form:id="control9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U4" form:control-implementation="ooo:com.sun.star.form.component.RadioButton" xml:id="control10" form:id="control10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O4" form:control-implementation="ooo:com.sun.star.form.component.RadioButton" xml:id="control11" form:id="control11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fornamnTex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fternamnTex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kslagTex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vinsTotemText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onText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lderText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ligionTex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rvTex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ngdTex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ktTex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penArmTex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mKaraktarText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kKaraktarText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mborstTex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geTex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olkTex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stvapenText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lubbaText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edjevapenText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oldTex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lagsmalTex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jutText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vText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dText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yxaText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yrkaText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rlighetText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lighetText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ppfattningText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jaText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sykeText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sdomText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stralningText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flyttningText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ryckText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roppsbyggnadText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ktionText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jalvkontrollText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ksamhetText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vskraftText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skadaTex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pansarText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gumenteraText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erattarkonstText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armText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uperaText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omskadaText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vlivText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jagaText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edarskapText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umraskText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Text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angText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omsokaText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jaktTex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oravagnText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rschText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urlaraText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vigationText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rienteringText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idaText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jomannaskapText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jaText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araText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dmarksvanaText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nsaText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ngerText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ommaText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ppaText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lattraText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sdyrkningText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mmaText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mygaText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ndvikaText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eremoniText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nimmaText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vrangaText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rmoniseraText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aliseraText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losofiText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ografiText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iftText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Text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storiaText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lkyleraText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irurgiText" form:control-implementation="ooo:com.sun.star.form.component.Text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rigsforingText" form:control-implementation="ooo:com.sun.star.form.component.Text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ulturkannedomText" form:control-implementation="ooo:com.sun.star.form.component.Text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gkunskapText" form:control-implementation="ooo:com.sun.star.form.component.Text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kekonstText" form:control-implementation="ooo:com.sun.star.form.component.Text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ockultismText" form:control-implementation="ooo:com.sun.star.form.component.Text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ologiText" form:control-implementation="ooo:com.sun.star.form.component.Text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oretiskText" form:control-implementation="ooo:com.sun.star.form.component.Text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ndervisaText" form:control-implementation="ooo:com.sun.star.form.component.Text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yrkaText" form:control-implementation="ooo:com.sun.star.form.component.Text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avtrubbU1" form:control-implementation="ooo:com.sun.star.form.component.RadioButton" xml:id="control113" form:id="control113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expertisNamnText0" form:control-implementation="ooo:com.sun.star.form.component.Text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1" form:control-implementation="ooo:com.sun.star.form.component.Text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2" form:control-implementation="ooo:com.sun.star.form.component.Text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3" form:control-implementation="ooo:com.sun.star.form.component.Text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0" form:control-implementation="ooo:com.sun.star.form.component.Text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1" form:control-implementation="ooo:com.sun.star.form.component.Text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2" form:control-implementation="ooo:com.sun.star.form.component.Text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3" form:control-implementation="ooo:com.sun.star.form.component.Text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0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1" form:control-implementation="ooo:com.sun.star.form.component.Text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2" form:control-implementation="ooo:com.sun.star.form.component.Text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0" form:control-implementation="ooo:com.sun.star.form.component.Text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1" form:control-implementation="ooo:com.sun.star.form.component.Text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2" form:control-implementation="ooo:com.sun.star.form.component.Text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3" form:control-implementation="ooo:com.sun.star.form.component.Text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0" form:control-implementation="ooo:com.sun.star.form.component.Text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1" form:control-implementation="ooo:com.sun.star.form.component.Text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2" form:control-implementation="ooo:com.sun.star.form.component.Text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3" form:control-implementation="ooo:com.sun.star.form.component.Text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0" form:control-implementation="ooo:com.sun.star.form.component.Text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1" form:control-implementation="ooo:com.sun.star.form.component.Text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2" form:control-implementation="ooo:com.sun.star.form.component.Text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3" form:control-implementation="ooo:com.sun.star.form.component.Text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0" form:control-implementation="ooo:com.sun.star.form.component.Text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1" form:control-implementation="ooo:com.sun.star.form.component.Text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rakText2" form:control-implementation="ooo:com.sun.star.form.component.Text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0" form:control-implementation="ooo:com.sun.star.form.component.Text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1" form:control-implementation="ooo:com.sun.star.form.component.Text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kriftText2" form:control-implementation="ooo:com.sun.star.form.component.TextField" xml:id="control142" form:id="control1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3" form:control-implementation="ooo:com.sun.star.form.component.Text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avtrubbV5" form:control-implementation="ooo:com.sun.star.form.component.RadioButton" xml:id="control144" form:id="control144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U5" form:control-implementation="ooo:com.sun.star.form.component.RadioButton" xml:id="control145" form:id="control145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vtrubbO5" form:control-implementation="ooo:com.sun.star.form.component.RadioButton" xml:id="control146" form:id="control146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expertisNamnText4" form:control-implementation="ooo:com.sun.star.form.component.Text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NamnText5" form:control-implementation="ooo:com.sun.star.form.component.Text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4" form:control-implementation="ooo:com.sun.star.form.component.Text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pertisVardeText5" form:control-implementation="ooo:com.sun.star.form.component.Text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4" form:control-implementation="ooo:com.sun.star.form.component.Text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NamnText5" form:control-implementation="ooo:com.sun.star.form.component.Text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4" form:control-implementation="ooo:com.sun.star.form.component.Text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anneteckenVardeText5" form:control-implementation="ooo:com.sun.star.form.component.Text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4" form:control-implementation="ooo:com.sun.star.form.component.Text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NamnText5" form:control-implementation="ooo:com.sun.star.form.component.Text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4" form:control-implementation="ooo:com.sun.star.form.component.Text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tverkVardeText5" form:control-implementation="ooo:com.sun.star.form.component.Text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0" form:control-implementation="ooo:com.sun.star.form.component.TextField" xml:id="control159" form:id="control1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1" form:control-implementation="ooo:com.sun.star.form.component.TextField" xml:id="control160" form:id="control1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2" form:control-implementation="ooo:com.sun.star.form.component.TextField" xml:id="control161" form:id="control1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3" form:control-implementation="ooo:com.sun.star.form.component.TextField" xml:id="control162" form:id="control1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4" form:control-implementation="ooo:com.sun.star.form.component.TextField" xml:id="control163" form:id="control1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5" form:control-implementation="ooo:com.sun.star.form.component.TextField" xml:id="control164" form:id="control1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0" form:control-implementation="ooo:com.sun.star.form.component.TextField" xml:id="control165" form:id="control1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1" form:control-implementation="ooo:com.sun.star.form.component.TextField" xml:id="control166" form:id="control1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2" form:control-implementation="ooo:com.sun.star.form.component.TextField" xml:id="control167" form:id="control1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3" form:control-implementation="ooo:com.sun.star.form.component.TextField" xml:id="control168" form:id="control1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4" form:control-implementation="ooo:com.sun.star.form.component.TextField" xml:id="control169" form:id="control1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5" form:control-implementation="ooo:com.sun.star.form.component.TextField" xml:id="control170" form:id="control1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0" form:control-implementation="ooo:com.sun.star.form.component.TextField" xml:id="control171" form:id="control1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1" form:control-implementation="ooo:com.sun.star.form.component.TextField" xml:id="control172" form:id="control1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2" form:control-implementation="ooo:com.sun.star.form.component.TextField" xml:id="control173" form:id="control1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3" form:control-implementation="ooo:com.sun.star.form.component.TextField" xml:id="control174" form:id="control1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4" form:control-implementation="ooo:com.sun.star.form.component.TextField" xml:id="control175" form:id="control1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5" form:control-implementation="ooo:com.sun.star.form.component.TextField" xml:id="control176" form:id="control1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0" form:control-implementation="ooo:com.sun.star.form.component.TextField" xml:id="control177" form:id="control1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" form:control-implementation="ooo:com.sun.star.form.component.TextField" xml:id="control178" form:id="control1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2" form:control-implementation="ooo:com.sun.star.form.component.TextField" xml:id="control179" form:id="control1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3" form:control-implementation="ooo:com.sun.star.form.component.TextField" xml:id="control180" form:id="control1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4" form:control-implementation="ooo:com.sun.star.form.component.TextField" xml:id="control181" form:id="control1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5" form:control-implementation="ooo:com.sun.star.form.component.TextField" xml:id="control182" form:id="control1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6" form:control-implementation="ooo:com.sun.star.form.component.TextField" xml:id="control183" form:id="control1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7" form:control-implementation="ooo:com.sun.star.form.component.TextField" xml:id="control184" form:id="control1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8" form:control-implementation="ooo:com.sun.star.form.component.TextField" xml:id="control185" form:id="control1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0" form:control-implementation="ooo:com.sun.star.form.component.TextField" xml:id="control186" form:id="control1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" form:control-implementation="ooo:com.sun.star.form.component.TextField" xml:id="control187" form:id="control1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2" form:control-implementation="ooo:com.sun.star.form.component.TextField" xml:id="control188" form:id="control1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3" form:control-implementation="ooo:com.sun.star.form.component.TextField" xml:id="control189" form:id="control1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4" form:control-implementation="ooo:com.sun.star.form.component.TextField" xml:id="control190" form:id="control1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5" form:control-implementation="ooo:com.sun.star.form.component.TextField" xml:id="control191" form:id="control1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6" form:control-implementation="ooo:com.sun.star.form.component.TextField" xml:id="control192" form:id="control1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7" form:control-implementation="ooo:com.sun.star.form.component.TextField" xml:id="control193" form:id="control1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8" form:control-implementation="ooo:com.sun.star.form.component.TextField" xml:id="control194" form:id="control1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0" form:control-implementation="ooo:com.sun.star.form.component.TextField" xml:id="control195" form:id="control1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" form:control-implementation="ooo:com.sun.star.form.component.TextField" xml:id="control196" form:id="control1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2" form:control-implementation="ooo:com.sun.star.form.component.TextField" xml:id="control197" form:id="control1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3" form:control-implementation="ooo:com.sun.star.form.component.TextField" xml:id="control198" form:id="control1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4" form:control-implementation="ooo:com.sun.star.form.component.TextField" xml:id="control199" form:id="control1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5" form:control-implementation="ooo:com.sun.star.form.component.TextField" xml:id="control200" form:id="control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6" form:control-implementation="ooo:com.sun.star.form.component.TextField" xml:id="control201" form:id="control2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7" form:control-implementation="ooo:com.sun.star.form.component.TextField" xml:id="control202" form:id="control2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8" form:control-implementation="ooo:com.sun.star.form.component.TextField" xml:id="control203" form:id="control2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9" form:control-implementation="ooo:com.sun.star.form.component.TextField" xml:id="control204" form:id="control2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artkapital" form:control-implementation="ooo:com.sun.star.form.component.TextField" xml:id="control205" form:id="control2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9" form:control-implementation="ooo:com.sun.star.form.component.TextField" xml:id="control206" form:id="control2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0" form:control-implementation="ooo:com.sun.star.form.component.TextField" xml:id="control207" form:id="control2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9" form:control-implementation="ooo:com.sun.star.form.component.TextField" xml:id="control208" form:id="control2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genskap10" form:control-implementation="ooo:com.sun.star.form.component.TextField" xml:id="control209" form:id="control2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1" form:control-implementation="ooo:com.sun.star.form.component.TextField" xml:id="control210" form:id="control2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2" form:control-implementation="ooo:com.sun.star.form.component.TextField" xml:id="control211" form:id="control2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3" form:control-implementation="ooo:com.sun.star.form.component.TextField" xml:id="control212" form:id="control2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4" form:control-implementation="ooo:com.sun.star.form.component.TextField" xml:id="control213" form:id="control2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5" form:control-implementation="ooo:com.sun.star.form.component.TextField" xml:id="control214" form:id="control2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6" form:control-implementation="ooo:com.sun.star.form.component.TextField" xml:id="control215" form:id="control2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7" form:control-implementation="ooo:com.sun.star.form.component.TextField" xml:id="control216" form:id="control2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8" form:control-implementation="ooo:com.sun.star.form.component.TextField" xml:id="control217" form:id="control2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19" form:control-implementation="ooo:com.sun.star.form.component.TextField" xml:id="control218" form:id="control2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20" form:control-implementation="ooo:com.sun.star.form.component.TextField" xml:id="control219" form:id="control2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ndelse21" form:control-implementation="ooo:com.sun.star.form.component.TextField" xml:id="control220" form:id="control2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6" form:control-implementation="ooo:com.sun.star.form.component.TextField" xml:id="control221" form:id="control2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7" form:control-implementation="ooo:com.sun.star.form.component.TextField" xml:id="control222" form:id="control2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ttlard8" form:control-implementation="ooo:com.sun.star.form.component.TextField" xml:id="control223" form:id="control2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6" form:control-implementation="ooo:com.sun.star.form.component.TextField" xml:id="control224" form:id="control2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7" form:control-implementation="ooo:com.sun.star.form.component.TextField" xml:id="control225" form:id="control2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varlard8" form:control-implementation="ooo:com.sun.star.form.component.TextField" xml:id="control226" form:id="control2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6" form:control-implementation="ooo:com.sun.star.form.component.TextField" xml:id="control227" form:id="control2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7" form:control-implementation="ooo:com.sun.star.form.component.TextField" xml:id="control228" form:id="control2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8" form:control-implementation="ooo:com.sun.star.form.component.TextField" xml:id="control229" form:id="control2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3" text:anchor-type="paragraph" svg:x="0.071cm" svg:y="11.127cm" svg:width="16.872cm" draw:z-index="2"><draw:text-box fo:min-height="14.474cm"><text:p text:style-name="Frame_20_contents"><draw:frame draw:style-name="fr2" draw:name="Frame4" text:anchor-type="paragraph" svg:x="-0.152cm" svg:y="-0.534cm" svg:width="5.639cm" draw:z-index="3"><draw:text-box fo:min-height="7.786cm"><table:table table:name="Table4" table:style-name="Table4"><table:table-column table:style-name="Table4.A"/><table:table-column table:style-name="Table4.B"/><table:table-row><table:table-cell table:style-name="Table4.A1" office:value-type="string"><text:p text:style-name="P3">Stridsfärdighet</text:p></table:table-cell><table:table-cell table:style-name="Table4.B1" office:value-type="string"><text:p text:style-name="P1">Värde</text:p></table:table-cell></table:table-row><table:table-row><table:table-cell table:style-name="Table4.A2" office:value-type="string"><text:p text:style-name="P4">Armborst</text:p></table:table-cell><table:table-cell table:style-name="Table4.B2" office:value-type="string"><text:p text:style-name="P2"><draw:control text:anchor-type="as-char" draw:z-index="34" draw:style-name="gr4" draw:text-style-name="P5" svg:width="1.2cm" svg:height="0.301cm" draw:control="control25"/></text:p></table:table-cell></table:table-row><table:table-row><table:table-cell table:style-name="Table4.A2" office:value-type="string"><text:p text:style-name="P4">Båge</text:p></table:table-cell><table:table-cell table:style-name="Table4.B2" office:value-type="string"><text:p text:style-name="P2"><draw:control text:anchor-type="as-char" draw:z-index="35" draw:style-name="gr4" draw:text-style-name="P5" svg:width="1.2cm" svg:height="0.301cm" draw:control="control26"/></text:p></table:table-cell></table:table-row><table:table-row><table:table-cell table:style-name="Table4.A2" office:value-type="string"><text:p text:style-name="P4">Dolk</text:p></table:table-cell><table:table-cell table:style-name="Table4.B2" office:value-type="string"><text:p text:style-name="P2"><draw:control text:anchor-type="as-char" draw:z-index="36" draw:style-name="gr4" draw:text-style-name="P5" svg:width="1.2cm" svg:height="0.301cm" draw:control="control27"/></text:p></table:table-cell></table:table-row><table:table-row><table:table-cell table:style-name="Table4.A2" office:value-type="string"><text:p text:style-name="P4">Kastvapen</text:p></table:table-cell><table:table-cell table:style-name="Table4.B2" office:value-type="string"><text:p text:style-name="P2"><draw:control text:anchor-type="as-char" draw:z-index="37" draw:style-name="gr4" draw:text-style-name="P5" svg:width="1.2cm" svg:height="0.301cm" draw:control="control28"/></text:p></table:table-cell></table:table-row><table:table-row><table:table-cell table:style-name="Table4.A2" office:value-type="string"><text:p text:style-name="P4">Klubba</text:p></table:table-cell><table:table-cell table:style-name="Table4.B2" office:value-type="string"><text:p text:style-name="P2"><draw:control text:anchor-type="as-char" draw:z-index="38" draw:style-name="gr4" draw:text-style-name="P5" svg:width="1.2cm" svg:height="0.301cm" draw:control="control29"/></text:p></table:table-cell></table:table-row><table:table-row><table:table-cell table:style-name="Table4.A2" office:value-type="string"><text:p text:style-name="P4">Kedjevapen</text:p></table:table-cell><table:table-cell table:style-name="Table4.B2" office:value-type="string"><text:p text:style-name="P2"><draw:control text:anchor-type="as-char" draw:z-index="39" draw:style-name="gr4" draw:text-style-name="P5" svg:width="1.2cm" svg:height="0.301cm" draw:control="control30"/></text:p></table:table-cell></table:table-row><table:table-row><table:table-cell table:style-name="Table4.A2" office:value-type="string"><text:p text:style-name="P4">Sköld</text:p></table:table-cell><table:table-cell table:style-name="Table4.B2" office:value-type="string"><text:p text:style-name="P2"><draw:control text:anchor-type="as-char" draw:z-index="40" draw:style-name="gr4" draw:text-style-name="P5" svg:width="1.2cm" svg:height="0.301cm" draw:control="control31"/></text:p></table:table-cell></table:table-row><table:table-row><table:table-cell table:style-name="Table4.A2" office:value-type="string"><text:p text:style-name="P4">Slagsmål</text:p></table:table-cell><table:table-cell table:style-name="Table4.B2" office:value-type="string"><text:p text:style-name="P2"><draw:control text:anchor-type="as-char" draw:z-index="41" draw:style-name="gr4" draw:text-style-name="P5" svg:width="1.2cm" svg:height="0.301cm" draw:control="control32"/></text:p></table:table-cell></table:table-row><table:table-row><table:table-cell table:style-name="Table4.A2" office:value-type="string"><text:p text:style-name="P4">Spjut</text:p></table:table-cell><table:table-cell table:style-name="Table4.B2" office:value-type="string"><text:p text:style-name="P2"><draw:control text:anchor-type="as-char" draw:z-index="42" draw:style-name="gr4" draw:text-style-name="P5" svg:width="1.2cm" svg:height="0.301cm" draw:control="control33"/></text:p></table:table-cell></table:table-row><table:table-row><table:table-cell table:style-name="Table4.A2" office:value-type="string"><text:p text:style-name="P4">Stav</text:p></table:table-cell><table:table-cell table:style-name="Table4.B2" office:value-type="string"><text:p text:style-name="P2"><draw:control text:anchor-type="as-char" draw:z-index="43" draw:style-name="gr4" draw:text-style-name="P5" svg:width="1.2cm" svg:height="0.301cm" draw:control="control34"/></text:p></table:table-cell></table:table-row><table:table-row><table:table-cell table:style-name="Table4.A2" office:value-type="string"><text:p text:style-name="P4">Svärd</text:p></table:table-cell><table:table-cell table:style-name="Table4.B2" office:value-type="string"><text:p text:style-name="P2"><draw:control text:anchor-type="as-char" draw:z-index="44" draw:style-name="gr4" draw:text-style-name="P5" svg:width="1.2cm" svg:height="0.301cm" draw:control="control35"/></text:p></table:table-cell></table:table-row><table:table-row><table:table-cell table:style-name="Table4.A2" office:value-type="string"><text:p text:style-name="P4">Yxa</text:p></table:table-cell><table:table-cell table:style-name="Table4.B2" office:value-type="string"><text:p text:style-name="P2"><draw:control text:anchor-type="as-char" draw:z-index="45" draw:style-name="gr4" draw:text-style-name="P5" svg:width="1.2cm" svg:height="0.301cm" draw:control="control36"/></text:p></table:table-cell></table:table-row></table:table><text:p text:style-name="Frame_20_contents"/></draw:text-box></draw:frame><draw:frame draw:style-name="fr2" draw:name="Frame5" text:anchor-type="paragraph" svg:x="5.487cm" svg:y="-0.534cm" svg:width="5.639cm" draw:z-index="4"><draw:text-box fo:min-height="7.105cm"><table:table table:name="socFard" table:style-name="socFard"><table:table-column table:style-name="socFard.A"/><table:table-column table:style-name="socFard.B"/><table:table-row><table:table-cell table:style-name="socFard.A1" office:value-type="string"><text:p text:style-name="P3">Social färdighet</text:p></table:table-cell><table:table-cell table:style-name="socFard.B1" office:value-type="string"><text:p text:style-name="P1">Värde</text:p></table:table-cell></table:table-row><table:table-row><table:table-cell table:style-name="socFard.A2" office:value-type="string"><text:p text:style-name="P4">Argumentera</text:p></table:table-cell><table:table-cell table:style-name="socFard.B2" office:value-type="string"><text:p text:style-name="P2"><draw:control text:anchor-type="as-char" draw:z-index="63" draw:style-name="gr4" draw:text-style-name="P5" svg:width="1.2cm" svg:height="0.301cm" draw:control="control54"/></text:p></table:table-cell></table:table-row><table:table-row><table:table-cell table:style-name="socFard.A2" office:value-type="string"><text:p text:style-name="P4">Berättarkonst</text:p></table:table-cell><table:table-cell table:style-name="socFard.B2" office:value-type="string"><text:p text:style-name="P2"><draw:control text:anchor-type="as-char" draw:z-index="64" draw:style-name="gr4" draw:text-style-name="P5" svg:width="1.2cm" svg:height="0.301cm" draw:control="control55"/></text:p></table:table-cell></table:table-row><table:table-row><table:table-cell table:style-name="socFard.A2" office:value-type="string"><text:p text:style-name="P4">Charm</text:p></table:table-cell><table:table-cell table:style-name="socFard.B2" office:value-type="string"><text:p text:style-name="P2"><draw:control text:anchor-type="as-char" draw:z-index="65" draw:style-name="gr4" draw:text-style-name="P5" svg:width="1.2cm" svg:height="0.301cm" draw:control="control56"/></text:p></table:table-cell></table:table-row><table:table-row><table:table-cell table:style-name="socFard.A2" office:value-type="string"><text:p text:style-name="P4">Dupera</text:p></table:table-cell><table:table-cell table:style-name="socFard.B2" office:value-type="string"><text:p text:style-name="P2"><draw:control text:anchor-type="as-char" draw:z-index="66" draw:style-name="gr4" draw:text-style-name="P5" svg:width="1.2cm" svg:height="0.301cm" draw:control="control57"/></text:p></table:table-cell></table:table-row><table:table-row><table:table-cell table:style-name="socFard.A2" office:value-type="string"><text:p text:style-name="P4">Genomskåda</text:p></table:table-cell><table:table-cell table:style-name="socFard.B2" office:value-type="string"><text:p text:style-name="P2"><draw:control text:anchor-type="as-char" draw:z-index="67" draw:style-name="gr4" draw:text-style-name="P5" svg:width="1.2cm" svg:height="0.301cm" draw:control="control58"/></text:p></table:table-cell></table:table-row><table:table-row><table:table-cell table:style-name="socFard.A2" office:value-type="string"><text:p text:style-name="P4">Hovliv</text:p></table:table-cell><table:table-cell table:style-name="socFard.B2" office:value-type="string"><text:p text:style-name="P2"><draw:control text:anchor-type="as-char" draw:z-index="68" draw:style-name="gr4" draw:text-style-name="P5" svg:width="1.2cm" svg:height="0.301cm" draw:control="control59"/></text:p></table:table-cell></table:table-row><table:table-row><table:table-cell table:style-name="socFard.A2" office:value-type="string"><text:p text:style-name="P4">Injaga fruktan</text:p></table:table-cell><table:table-cell table:style-name="socFard.B2" office:value-type="string"><text:p text:style-name="P2"><draw:control text:anchor-type="as-char" draw:z-index="69" draw:style-name="gr4" draw:text-style-name="P5" svg:width="1.2cm" svg:height="0.301cm" draw:control="control60"/></text:p></table:table-cell></table:table-row><table:table-row><table:table-cell table:style-name="socFard.A2" office:value-type="string"><text:p text:style-name="P4">Ledarskap</text:p></table:table-cell><table:table-cell table:style-name="socFard.B2" office:value-type="string"><text:p text:style-name="P2"><draw:control text:anchor-type="as-char" draw:z-index="70" draw:style-name="gr4" draw:text-style-name="P5" svg:width="1.2cm" svg:height="0.301cm" draw:control="control61"/></text:p></table:table-cell></table:table-row><table:table-row><table:table-cell table:style-name="socFard.A2" office:value-type="string"><text:p text:style-name="P4">Skumraskaffärer</text:p></table:table-cell><table:table-cell table:style-name="socFard.B2" office:value-type="string"><text:p text:style-name="P2"><draw:control text:anchor-type="as-char" draw:z-index="71" draw:style-name="gr4" draw:text-style-name="P5" svg:width="1.2cm" svg:height="0.301cm" draw:control="control62"/></text:p></table:table-cell></table:table-row><table:table-row><table:table-cell table:style-name="socFard.A2" office:value-type="string"><text:p text:style-name="P4">Spel &amp; Dobbel</text:p></table:table-cell><table:table-cell table:style-name="socFard.B2" office:value-type="string"><text:p text:style-name="P2"><draw:control text:anchor-type="as-char" draw:z-index="72" draw:style-name="gr4" draw:text-style-name="P5" svg:width="1.2cm" svg:height="0.301cm" draw:control="control63"/></text:p></table:table-cell></table:table-row><table:table-row><table:table-cell table:style-name="socFard.A2" office:value-type="string"><text:p text:style-name="P4">Sång &amp; Musik</text:p></table:table-cell><table:table-cell table:style-name="socFard.B2" office:value-type="string"><text:p text:style-name="P2"><draw:control text:anchor-type="as-char" draw:z-index="73" draw:style-name="gr4" draw:text-style-name="P5" svg:width="1.2cm" svg:height="0.301cm" draw:control="control64"/></text:p></table:table-cell></table:table-row></table:table><text:p text:style-name="Frame_20_contents"/></draw:text-box></draw:frame><draw:frame draw:style-name="fr2" draw:name="Frame6" text:anchor-type="paragraph" svg:x="11.081cm" svg:y="-0.534cm" svg:width="5.639cm" draw:z-index="5"><draw:text-box fo:min-height="7.562cm"><table:table table:name="vildFard" table:style-name="vildFard"><table:table-column table:style-name="vildFard.A"/><table:table-column table:style-name="vildFard.B"/><table:table-row><table:table-cell table:style-name="vildFard.A1" office:value-type="string"><text:p text:style-name="P3">Vildmarksfärdighet</text:p></table:table-cell><table:table-cell table:style-name="vildFard.B1" office:value-type="string"><text:p text:style-name="P1">Värde</text:p></table:table-cell></table:table-row><table:table-row><table:table-cell table:style-name="vildFard.A2" office:value-type="string"><text:p text:style-name="P4">Genomsöka</text:p></table:table-cell><table:table-cell table:style-name="vildFard.B2" office:value-type="string"><text:p text:style-name="P2"><draw:control text:anchor-type="as-char" draw:z-index="74" draw:style-name="gr4" draw:text-style-name="P5" svg:width="1.2cm" svg:height="0.301cm" draw:control="control65"/></text:p></table:table-cell></table:table-row><table:table-row><table:table-cell table:style-name="vildFard.A2" office:value-type="string"><text:p text:style-name="P4">Jakt &amp; Fiske</text:p></table:table-cell><table:table-cell table:style-name="vildFard.B2" office:value-type="string"><text:p text:style-name="P2"><draw:control text:anchor-type="as-char" draw:z-index="75" draw:style-name="gr4" draw:text-style-name="P5" svg:width="1.2cm" svg:height="0.301cm" draw:control="control66"/></text:p></table:table-cell></table:table-row><table:table-row><table:table-cell table:style-name="vildFard.A2" office:value-type="string"><text:p text:style-name="P4">Köra vagn</text:p></table:table-cell><table:table-cell table:style-name="vildFard.B2" office:value-type="string"><text:p text:style-name="P2"><draw:control text:anchor-type="as-char" draw:z-index="76" draw:style-name="gr4" draw:text-style-name="P5" svg:width="1.2cm" svg:height="0.301cm" draw:control="control67"/></text:p></table:table-cell></table:table-row><table:table-row><table:table-cell table:style-name="vildFard.A2" office:value-type="string"><text:p text:style-name="P4">Marsch</text:p></table:table-cell><table:table-cell table:style-name="vildFard.B2" office:value-type="string"><text:p text:style-name="P2"><draw:control text:anchor-type="as-char" draw:z-index="77" draw:style-name="gr4" draw:text-style-name="P5" svg:width="1.2cm" svg:height="0.301cm" draw:control="control68"/></text:p></table:table-cell></table:table-row><table:table-row><table:table-cell table:style-name="vildFard.A2" office:value-type="string"><text:p text:style-name="P4">Naturlära</text:p></table:table-cell><table:table-cell table:style-name="vildFard.B2" office:value-type="string"><text:p text:style-name="P2"><draw:control text:anchor-type="as-char" draw:z-index="78" draw:style-name="gr4" draw:text-style-name="P5" svg:width="1.2cm" svg:height="0.301cm" draw:control="control69"/></text:p></table:table-cell></table:table-row><table:table-row><table:table-cell table:style-name="vildFard.A2" office:value-type="string"><text:p text:style-name="P4">Navigation</text:p></table:table-cell><table:table-cell table:style-name="vildFard.B2" office:value-type="string"><text:p text:style-name="P2"><draw:control text:anchor-type="as-char" draw:z-index="79" draw:style-name="gr4" draw:text-style-name="P5" svg:width="1.2cm" svg:height="0.301cm" draw:control="control70"/></text:p></table:table-cell></table:table-row><table:table-row><table:table-cell table:style-name="vildFard.A2" office:value-type="string"><text:p text:style-name="P4">Orientering</text:p></table:table-cell><table:table-cell table:style-name="vildFard.B2" office:value-type="string"><text:p text:style-name="P2"><draw:control text:anchor-type="as-char" draw:z-index="80" draw:style-name="gr4" draw:text-style-name="P5" svg:width="1.2cm" svg:height="0.301cm" draw:control="control71"/></text:p></table:table-cell></table:table-row><table:table-row><table:table-cell table:style-name="vildFard.A2" office:value-type="string"><text:p text:style-name="P4">Rida</text:p></table:table-cell><table:table-cell table:style-name="vildFard.B2" office:value-type="string"><text:p text:style-name="P2"><draw:control text:anchor-type="as-char" draw:z-index="81" draw:style-name="gr4" draw:text-style-name="P5" svg:width="1.2cm" svg:height="0.301cm" draw:control="control72"/></text:p></table:table-cell></table:table-row><table:table-row><table:table-cell table:style-name="vildFard.A2" office:value-type="string"><text:p text:style-name="P4">Sjömannaskap</text:p></table:table-cell><table:table-cell table:style-name="vildFard.B2" office:value-type="string"><text:p text:style-name="P2"><draw:control text:anchor-type="as-char" draw:z-index="82" draw:style-name="gr4" draw:text-style-name="P5" svg:width="1.2cm" svg:height="0.301cm" draw:control="control73"/></text:p></table:table-cell></table:table-row><table:table-row><table:table-cell table:style-name="vildFard.A2" office:value-type="string"><text:p text:style-name="P4">Speja</text:p></table:table-cell><table:table-cell table:style-name="vildFard.B2" office:value-type="string"><text:p text:style-name="P2"><draw:control text:anchor-type="as-char" draw:z-index="83" draw:style-name="gr4" draw:text-style-name="P5" svg:width="1.2cm" svg:height="0.301cm" draw:control="control74"/></text:p></table:table-cell></table:table-row><table:table-row><table:table-cell table:style-name="vildFard.A2" office:value-type="string"><text:p text:style-name="P4">Spåra</text:p></table:table-cell><table:table-cell table:style-name="vildFard.B2" office:value-type="string"><text:p text:style-name="P2"><draw:control text:anchor-type="as-char" draw:z-index="84" draw:style-name="gr4" draw:text-style-name="P5" svg:width="1.2cm" svg:height="0.301cm" draw:control="control75"/></text:p></table:table-cell></table:table-row><table:table-row><table:table-cell table:style-name="vildFard.A2" office:value-type="string"><text:p text:style-name="P4">Vildmarksvana</text:p></table:table-cell><table:table-cell table:style-name="vildFard.B2" office:value-type="string"><text:p text:style-name="P2"><draw:control text:anchor-type="as-char" draw:z-index="85" draw:style-name="gr4" draw:text-style-name="P5" svg:width="1.2cm" svg:height="0.301cm" draw:control="control76"/></text:p></table:table-cell></table:table-row></table:table><text:p text:style-name="Frame_20_contents"/></draw:text-box></draw:frame><draw:frame draw:style-name="fr2" draw:name="Frame7" text:anchor-type="paragraph" svg:x="-0.15cm" svg:y="6.586cm" svg:width="5.639cm" draw:z-index="6"><draw:text-box fo:min-height="7.736cm"><table:table table:name="Table1" table:style-name="Table1"><table:table-column table:style-name="Table1.A"/><table:table-column table:style-name="Table1.B"/><table:table-row><table:table-cell table:style-name="Table1.A1" office:value-type="string"><text:p text:style-name="P3">RörelseFärdighet</text:p></table:table-cell><table:table-cell table:style-name="Table1.B1" office:value-type="string"><text:p text:style-name="P3">Värde</text:p></table:table-cell></table:table-row><table:table-row><table:table-cell table:style-name="Table1.A2" office:value-type="string"><text:p text:style-name="P4">Dansa</text:p></table:table-cell><table:table-cell table:style-name="Table1.B2" office:value-type="string"><text:p text:style-name="P2"><draw:control text:anchor-type="as-char" draw:z-index="86" draw:style-name="gr4" draw:text-style-name="P5" svg:width="1.2cm" svg:height="0.301cm" draw:control="control77"/></text:p></table:table-cell></table:table-row><table:table-row><table:table-cell table:style-name="Table1.A2" office:value-type="string"><text:p text:style-name="P4">Fingerfärdighet</text:p></table:table-cell><table:table-cell table:style-name="Table1.B2" office:value-type="string"><text:p text:style-name="P2"><draw:control text:anchor-type="as-char" draw:z-index="87" draw:style-name="gr4" draw:text-style-name="P5" svg:width="1.2cm" svg:height="0.301cm" draw:control="control78"/></text:p></table:table-cell></table:table-row><table:table-row><table:table-cell table:style-name="Table1.A2" office:value-type="string"><text:p text:style-name="P4">Gömma</text:p></table:table-cell><table:table-cell table:style-name="Table1.B2" office:value-type="string"><text:p text:style-name="P2"><draw:control text:anchor-type="as-char" draw:z-index="88" draw:style-name="gr4" draw:text-style-name="P5" svg:width="1.2cm" svg:height="0.301cm" draw:control="control79"/></text:p></table:table-cell></table:table-row><table:table-row><table:table-cell table:style-name="Table1.A2" office:value-type="string"><text:p text:style-name="P4">Hoppa</text:p></table:table-cell><table:table-cell table:style-name="Table1.B2" office:value-type="string"><text:p text:style-name="P2"><draw:control text:anchor-type="as-char" draw:z-index="89" draw:style-name="gr4" draw:text-style-name="P5" svg:width="1.2cm" svg:height="0.301cm" draw:control="control80"/></text:p></table:table-cell></table:table-row><table:table-row><table:table-cell table:style-name="Table1.A2" office:value-type="string"><text:p text:style-name="P4">Klättra</text:p></table:table-cell><table:table-cell table:style-name="Table1.B2" office:value-type="string"><text:p text:style-name="P2"><draw:control text:anchor-type="as-char" draw:z-index="90" draw:style-name="gr4" draw:text-style-name="P5" svg:width="1.2cm" svg:height="0.301cm" draw:control="control81"/></text:p></table:table-cell></table:table-row><table:table-row><table:table-cell table:style-name="Table1.A2" office:value-type="string"><text:p text:style-name="P4">Låsdyrkning</text:p></table:table-cell><table:table-cell table:style-name="Table1.B2" office:value-type="string"><text:p text:style-name="P2"><draw:control text:anchor-type="as-char" draw:z-index="91" draw:style-name="gr4" draw:text-style-name="P5" svg:width="1.2cm" svg:height="0.301cm" draw:control="control82"/></text:p></table:table-cell></table:table-row><table:table-row><table:table-cell table:style-name="Table1.A2" office:value-type="string"><text:p text:style-name="P4">Simma</text:p></table:table-cell><table:table-cell table:style-name="Table1.B2" office:value-type="string"><text:p text:style-name="P2"><draw:control text:anchor-type="as-char" draw:z-index="92" draw:style-name="gr4" draw:text-style-name="P5" svg:width="1.2cm" svg:height="0.301cm" draw:control="control83"/></text:p></table:table-cell></table:table-row><table:table-row><table:table-cell table:style-name="Table1.A2" office:value-type="string"><text:p text:style-name="P4">Smyga</text:p></table:table-cell><table:table-cell table:style-name="Table1.B2" office:value-type="string"><text:p text:style-name="P2"><draw:control text:anchor-type="as-char" draw:z-index="93" draw:style-name="gr4" draw:text-style-name="P5" svg:width="1.2cm" svg:height="0.301cm" draw:control="control84"/></text:p></table:table-cell></table:table-row><table:table-row><table:table-cell table:style-name="Table1.A2" office:value-type="string"><text:p text:style-name="P4">Undvika</text:p></table:table-cell><table:table-cell table:style-name="Table1.B2" office:value-type="string"><text:p text:style-name="P2"><draw:control text:anchor-type="as-char" draw:z-index="94" draw:style-name="gr4" draw:text-style-name="P5" svg:width="1.2cm" svg:height="0.301cm" draw:control="control85"/></text:p></table:table-cell></table:table-row><table:table-row><table:table-cell table:style-name="Table1.A1" office:value-type="string"><text:p text:style-name="P3">Mystikfärdigheter</text:p></table:table-cell><table:table-cell table:style-name="Table1.B1" office:value-type="string"><text:p text:style-name="P3">Värde</text:p></table:table-cell></table:table-row><table:table-row><table:table-cell table:style-name="Table1.A2" office:value-type="string"><text:p text:style-name="P4">Ceremoni</text:p></table:table-cell><table:table-cell table:style-name="Table1.B2" office:value-type="string"><text:p text:style-name="P2"><draw:control text:anchor-type="as-char" draw:z-index="95" draw:style-name="gr4" draw:text-style-name="P5" svg:width="1.2cm" svg:height="0.301cm" draw:control="control86"/></text:p></table:table-cell></table:table-row><table:table-row><table:table-cell table:style-name="Table1.A2" office:value-type="string"><text:p text:style-name="P4">Förnimma</text:p></table:table-cell><table:table-cell table:style-name="Table1.B2" office:value-type="string"><text:p text:style-name="P2"><draw:control text:anchor-type="as-char" draw:z-index="96" draw:style-name="gr4" draw:text-style-name="P5" svg:width="1.2cm" svg:height="0.301cm" draw:control="control87"/></text:p></table:table-cell></table:table-row></table:table><text:p text:style-name="Frame_20_contents"/></draw:text-box></draw:frame><draw:frame draw:style-name="fr3" draw:name="Frame8" text:anchor-type="paragraph" svg:x="5.487cm" svg:y="6.569cm" svg:width="5.595cm" draw:z-index="7"><draw:text-box fo:min-height="7.754cm"><table:table table:name="Table2" table:style-name="Table2"><table:table-column table:style-name="Table2.A"/><table:table-column table:style-name="Table2.B"/><table:table-row><table:table-cell table:style-name="Table2.A1" office:value-type="string"><text:p text:style-name="P3">Mystikfärdigheter forts</text:p></table:table-cell><table:table-cell table:style-name="Table2.B1" office:value-type="string"><text:p text:style-name="P3">Värde</text:p></table:table-cell></table:table-row><table:table-row><table:table-cell table:style-name="Table2.A2" office:value-type="string"><text:p text:style-name="P4">Förvränga</text:p></table:table-cell><table:table-cell table:style-name="Table2.B2" office:value-type="string"><text:p text:style-name="P2"><draw:control text:anchor-type="as-char" draw:z-index="97" draw:style-name="gr4" draw:text-style-name="P5" svg:width="1.2cm" svg:height="0.301cm" draw:control="control88"/></text:p></table:table-cell></table:table-row><table:table-row><table:table-cell table:style-name="Table2.A2" office:value-type="string"><text:p text:style-name="P4">Harmonisera</text:p></table:table-cell><table:table-cell table:style-name="Table2.B2" office:value-type="string"><text:p text:style-name="P2"><draw:control text:anchor-type="as-char" draw:z-index="98" draw:style-name="gr4" draw:text-style-name="P5" svg:width="1.2cm" svg:height="0.301cm" draw:control="control89"/></text:p></table:table-cell></table:table-row><table:table-row><table:table-cell table:style-name="Table2.A2" office:value-type="string"><text:p text:style-name="P4">Kanalisera</text:p></table:table-cell><table:table-cell table:style-name="Table2.B2" office:value-type="string"><text:p text:style-name="P2"><draw:control text:anchor-type="as-char" draw:z-index="99" draw:style-name="gr4" draw:text-style-name="P5" svg:width="1.2cm" svg:height="0.301cm" draw:control="control90"/></text:p></table:table-cell></table:table-row><table:table-row><table:table-cell table:style-name="Table2.A1" office:value-type="string"><text:p text:style-name="P3">Kunskapsfärdigheter</text:p></table:table-cell><table:table-cell table:style-name="Table2.B1" office:value-type="string"><text:p text:style-name="P3">Värde</text:p></table:table-cell></table:table-row><table:table-row><table:table-cell table:style-name="Table2.A2" office:value-type="string"><text:p text:style-name="P4">Filosofi</text:p></table:table-cell><table:table-cell table:style-name="Table2.B2" office:value-type="string"><text:p text:style-name="P2"><draw:control text:anchor-type="as-char" draw:z-index="100" draw:style-name="gr4" draw:text-style-name="P5" svg:width="1.2cm" svg:height="0.301cm" draw:control="control91"/></text:p></table:table-cell></table:table-row><table:table-row><table:table-cell table:style-name="Table2.A2" office:value-type="string"><text:p text:style-name="P4">Geografi</text:p></table:table-cell><table:table-cell table:style-name="Table2.B2" office:value-type="string"><text:p text:style-name="P2"><draw:control text:anchor-type="as-char" draw:z-index="101" draw:style-name="gr4" draw:text-style-name="P5" svg:width="1.2cm" svg:height="0.301cm" draw:control="control92"/></text:p></table:table-cell></table:table-row><table:table-row><table:table-cell table:style-name="Table2.A2" office:value-type="string"><text:p text:style-name="P4">Gifter &amp; Droger</text:p></table:table-cell><table:table-cell table:style-name="Table2.B2" office:value-type="string"><text:p text:style-name="P2"><draw:control text:anchor-type="as-char" draw:z-index="102" draw:style-name="gr4" draw:text-style-name="P5" svg:width="1.2cm" svg:height="0.301cm" draw:control="control93"/></text:p></table:table-cell></table:table-row><table:table-row><table:table-cell table:style-name="Table2.A2" office:value-type="string"><text:p text:style-name="P4">Handel</text:p></table:table-cell><table:table-cell table:style-name="Table2.B2" office:value-type="string"><text:p text:style-name="P2"><draw:control text:anchor-type="as-char" draw:z-index="103" draw:style-name="gr4" draw:text-style-name="P5" svg:width="1.2cm" svg:height="0.301cm" draw:control="control94"/></text:p></table:table-cell></table:table-row><table:table-row><table:table-cell table:style-name="Table2.A2" office:value-type="string"><text:p text:style-name="P4">Historia</text:p></table:table-cell><table:table-cell table:style-name="Table2.B2" office:value-type="string"><text:p text:style-name="P2"><draw:control text:anchor-type="as-char" draw:z-index="104" draw:style-name="gr4" draw:text-style-name="P5" svg:width="1.2cm" svg:height="0.301cm" draw:control="control95"/></text:p></table:table-cell></table:table-row><table:table-row><table:table-cell table:style-name="Table2.A2" office:value-type="string"><text:p text:style-name="P4">Kalkylera</text:p></table:table-cell><table:table-cell table:style-name="Table2.B2" office:value-type="string"><text:p text:style-name="P2"><draw:control text:anchor-type="as-char" draw:z-index="105" draw:style-name="gr4" draw:text-style-name="P5" svg:width="1.2cm" svg:height="0.301cm" draw:control="control96"/></text:p></table:table-cell></table:table-row><table:table-row><table:table-cell table:style-name="Table2.A2" office:value-type="string"><text:p text:style-name="P4">Kirurgi</text:p></table:table-cell><table:table-cell table:style-name="Table2.B2" office:value-type="string"><text:p text:style-name="P2"><draw:control text:anchor-type="as-char" draw:z-index="106" draw:style-name="gr4" draw:text-style-name="P5" svg:width="1.2cm" svg:height="0.301cm" draw:control="control97"/></text:p></table:table-cell></table:table-row><table:table-row><table:table-cell table:style-name="Table2.A2" office:value-type="string"><text:p text:style-name="P4">Krigsföring</text:p></table:table-cell><table:table-cell table:style-name="Table2.B2" office:value-type="string"><text:p text:style-name="P2"><draw:control text:anchor-type="as-char" draw:z-index="107" draw:style-name="gr4" draw:text-style-name="P5" svg:width="1.2cm" svg:height="0.301cm" draw:control="control98"/></text:p></table:table-cell></table:table-row></table:table><text:p text:style-name="Frame_20_contents"/></draw:text-box></draw:frame><draw:frame draw:style-name="fr2" draw:name="Frame9" text:anchor-type="paragraph" svg:x="11.081cm" svg:y="6.586cm" svg:width="5.639cm" draw:z-index="8"><draw:text-box fo:min-height="7.736cm"><table:table table:name="Table3" table:style-name="Table3"><table:table-column table:style-name="Table3.A"/><table:table-column table:style-name="Table3.B"/><table:table-row><table:table-cell table:style-name="Table3.A1" office:value-type="string"><text:p text:style-name="P3">Kunskapsfärdigheter forts</text:p></table:table-cell><table:table-cell table:style-name="Table3.B1" office:value-type="string"><text:p text:style-name="P3">Värde</text:p></table:table-cell></table:table-row><table:table-row><table:table-cell table:style-name="Table3.A2" office:value-type="string"><text:p text:style-name="P4">Kulturkännedom</text:p></table:table-cell><table:table-cell table:style-name="Table3.B2" office:value-type="string"><text:p text:style-name="P2"><draw:control text:anchor-type="as-char" draw:z-index="108" draw:style-name="gr4" draw:text-style-name="P5" svg:width="1.2cm" svg:height="0.301cm" draw:control="control99"/></text:p></table:table-cell></table:table-row><table:table-row><table:table-cell table:style-name="Table3.A2" office:value-type="string"><text:p text:style-name="P4">Lagkunskap</text:p></table:table-cell><table:table-cell table:style-name="Table3.B2" office:value-type="string"><text:p text:style-name="P2"><draw:control text:anchor-type="as-char" draw:z-index="109" draw:style-name="gr4" draw:text-style-name="P5" svg:width="1.2cm" svg:height="0.301cm" draw:control="control100"/></text:p></table:table-cell></table:table-row><table:table-row><table:table-cell table:style-name="Table3.A2" office:value-type="string"><text:p text:style-name="P4">Läkekonst</text:p></table:table-cell><table:table-cell table:style-name="Table3.B2" office:value-type="string"><text:p text:style-name="P2"><draw:control text:anchor-type="as-char" draw:z-index="110" draw:style-name="gr4" draw:text-style-name="P5" svg:width="1.2cm" svg:height="0.301cm" draw:control="control101"/></text:p></table:table-cell></table:table-row><table:table-row><table:table-cell table:style-name="Table3.A2" office:value-type="string"><text:p text:style-name="P4">Ockultism</text:p></table:table-cell><table:table-cell table:style-name="Table3.B2" office:value-type="string"><text:p text:style-name="P2"><draw:control text:anchor-type="as-char" draw:z-index="111" draw:style-name="gr4" draw:text-style-name="P5" svg:width="1.2cm" svg:height="0.301cm" draw:control="control102"/></text:p></table:table-cell></table:table-row><table:table-row><table:table-cell table:style-name="Table3.A2" office:value-type="string"><text:p text:style-name="P4">Teologi</text:p></table:table-cell><table:table-cell table:style-name="Table3.B2" office:value-type="string"><text:p text:style-name="P2"><draw:control text:anchor-type="as-char" draw:z-index="112" draw:style-name="gr4" draw:text-style-name="P5" svg:width="1.2cm" svg:height="0.301cm" draw:control="control103"/></text:p></table:table-cell></table:table-row><table:table-row><table:table-cell table:style-name="Table3.A2" office:value-type="string"><text:p text:style-name="P4">Teoretisk magi</text:p></table:table-cell><table:table-cell table:style-name="Table3.B2" office:value-type="string"><text:p text:style-name="P2"><draw:control text:anchor-type="as-char" draw:z-index="113" draw:style-name="gr4" draw:text-style-name="P5" svg:width="1.2cm" svg:height="0.301cm" draw:control="control104"/></text:p></table:table-cell></table:table-row><table:table-row><table:table-cell table:style-name="Table3.A2" office:value-type="string"><text:p text:style-name="P4">Undervisa</text:p></table:table-cell><table:table-cell table:style-name="Table3.B2" office:value-type="string"><text:p text:style-name="P2"><draw:control text:anchor-type="as-char" draw:z-index="114" draw:style-name="gr4" draw:text-style-name="P5" svg:width="1.2cm" svg:height="0.301cm" draw:control="control105"/></text:p></table:table-cell></table:table-row><table:table-row><table:table-cell table:style-name="Table3.A2" office:value-type="string"><text:p text:style-name="P4"/></table:table-cell><table:table-cell table:style-name="Table3.B2" office:value-type="string"><text:p text:style-name="P2"><draw:control text:anchor-type="as-char" draw:z-index="115" draw:style-name="gr4" draw:text-style-name="P5" svg:width="1.2cm" svg:height="0.301cm" draw:control="control106"/></text:p></table:table-cell></table:table-row><table:table-row><table:table-cell table:style-name="Table3.A2" office:value-type="string"><text:p text:style-name="P3"/></table:table-cell><table:table-cell table:style-name="Table3.B2" office:value-type="string"><text:p text:style-name="P3"/></table:table-cell></table:table-row><table:table-row><table:table-cell table:style-name="Table3.A2" office:value-type="string"><text:p text:style-name="P2"><draw:control text:anchor-type="as-char" draw:z-index="119" draw:style-name="gr4" draw:text-style-name="P5" svg:width="3.67cm" svg:height="0.301cm" draw:control="control110"/></text:p></table:table-cell><table:table-cell table:style-name="Table3.B2" office:value-type="string"><text:p text:style-name="P2"><draw:control text:anchor-type="as-char" draw:z-index="116" draw:style-name="gr4" draw:text-style-name="P5" svg:width="1.2cm" svg:height="0.301cm" draw:control="control107"/></text:p></table:table-cell></table:table-row><table:table-row><table:table-cell table:style-name="Table3.A2" office:value-type="string"><text:p text:style-name="P2"><draw:control text:anchor-type="as-char" draw:z-index="120" draw:style-name="gr4" draw:text-style-name="P5" svg:width="3.67cm" svg:height="0.301cm" draw:control="control111"/></text:p></table:table-cell><table:table-cell table:style-name="Table3.B2" office:value-type="string"><text:p text:style-name="P2"><draw:control text:anchor-type="as-char" draw:z-index="117" draw:style-name="gr4" draw:text-style-name="P5" svg:width="1.2cm" svg:height="0.301cm" draw:control="control108"/></text:p></table:table-cell></table:table-row><table:table-row><table:table-cell table:style-name="Table3.A2" office:value-type="string"><text:p text:style-name="P2"><draw:control text:anchor-type="as-char" draw:z-index="121" draw:style-name="gr4" draw:text-style-name="P5" svg:width="3.67cm" svg:height="0.301cm" draw:control="control112"/></text:p></table:table-cell><table:table-cell table:style-name="Table3.B2" office:value-type="string"><text:p text:style-name="P2"><draw:control text:anchor-type="as-char" draw:z-index="118" draw:style-name="gr4" draw:text-style-name="P5" svg:width="1.2cm" svg:height="0.301cm" draw:control="control109"/></text:p></table:table-cell></table:table-row></table:table><text:p text:style-name="Frame_20_contents"/></draw:text-box></draw:frame></text:p></draw:text-box></draw:frame><draw:frame draw:style-name="fr2" draw:name="Frame2" text:anchor-type="paragraph" svg:x="8.53cm" svg:y="-0.011cm" svg:width="8.442cm" draw:z-index="1"><draw:text-box fo:min-height="10.756cm"><table:table table:name="attribut" table:style-name="attribut"><table:table-column table:style-name="attribut.A"/><table:table-column table:style-name="attribut.B"/><table:table-row><table:table-cell table:style-name="attribut.A1" office:value-type="string"><text:p text:style-name="P3">Grund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Styrka</text:p></table:table-cell><table:table-cell table:style-name="attribut.B2" office:value-type="string"><text:p text:style-name="P2"><draw:control text:anchor-type="as-char" draw:z-index="46" draw:style-name="gr4" draw:text-style-name="P5" svg:width="1.2cm" svg:height="0.301cm" draw:control="control37"/></text:p></table:table-cell></table:table-row><table:table-row><table:table-cell table:style-name="attribut.A2" office:value-type="string"><text:p text:style-name="P4">Rörlighet</text:p></table:table-cell><table:table-cell table:style-name="attribut.B2" office:value-type="string"><text:p text:style-name="P2"><draw:control text:anchor-type="as-char" draw:z-index="47" draw:style-name="gr4" draw:text-style-name="P5" svg:width="1.2cm" svg:height="0.301cm" draw:control="control38"/></text:p></table:table-cell></table:table-row><table:table-row><table:table-cell table:style-name="attribut.A2" office:value-type="string"><text:p text:style-name="P4">Tålighet</text:p></table:table-cell><table:table-cell table:style-name="attribut.B2" office:value-type="string"><text:p text:style-name="P2"><draw:control text:anchor-type="as-char" draw:z-index="48" draw:style-name="gr4" draw:text-style-name="P5" svg:width="1.2cm" svg:height="0.301cm" draw:control="control39"/></text:p></table:table-cell></table:table-row><table:table-row><table:table-cell table:style-name="attribut.A2" office:value-type="string"><text:p text:style-name="P4">Uppfattning</text:p></table:table-cell><table:table-cell table:style-name="attribut.B2" office:value-type="string"><text:p text:style-name="P2"><draw:control text:anchor-type="as-char" draw:z-index="49" draw:style-name="gr4" draw:text-style-name="P5" svg:width="1.2cm" svg:height="0.301cm" draw:control="control40"/></text:p></table:table-cell></table:table-row><table:table-row><table:table-cell table:style-name="attribut.A2" office:value-type="string"><text:p text:style-name="P4">Vilja</text:p></table:table-cell><table:table-cell table:style-name="attribut.B2" office:value-type="string"><text:p text:style-name="P2"><draw:control text:anchor-type="as-char" draw:z-index="50" draw:style-name="gr4" draw:text-style-name="P5" svg:width="1.2cm" svg:height="0.301cm" draw:control="control41"/></text:p></table:table-cell></table:table-row><table:table-row><table:table-cell table:style-name="attribut.A2" office:value-type="string"><text:p text:style-name="P4">Psyke</text:p></table:table-cell><table:table-cell table:style-name="attribut.B2" office:value-type="string"><text:p text:style-name="P2"><draw:control text:anchor-type="as-char" draw:z-index="51" draw:style-name="gr4" draw:text-style-name="P5" svg:width="1.2cm" svg:height="0.301cm" draw:control="control42"/></text:p></table:table-cell></table:table-row><table:table-row><table:table-cell table:style-name="attribut.A2" office:value-type="string"><text:p text:style-name="P4">Visdom</text:p></table:table-cell><table:table-cell table:style-name="attribut.B2" office:value-type="string"><text:p text:style-name="P2"><draw:control text:anchor-type="as-char" draw:z-index="52" draw:style-name="gr4" draw:text-style-name="P5" svg:width="1.2cm" svg:height="0.301cm" draw:control="control43"/></text:p></table:table-cell></table:table-row><table:table-row><table:table-cell table:style-name="attribut.A2" office:value-type="string"><text:p text:style-name="P4">Utstrålning</text:p></table:table-cell><table:table-cell table:style-name="attribut.B2" office:value-type="string"><text:p text:style-name="P2"><draw:control text:anchor-type="as-char" draw:z-index="53" draw:style-name="gr4" draw:text-style-name="P5" svg:width="1.2cm" svg:height="0.301cm" draw:control="control44"/></text:p></table:table-cell></table:table-row><table:table-row><table:table-cell table:style-name="attribut.A1" office:value-type="string"><text:p text:style-name="P3">Härledda 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Förflyttning</text:p></table:table-cell><table:table-cell table:style-name="attribut.B2" office:value-type="string"><text:p text:style-name="P2"><draw:control text:anchor-type="as-char" draw:z-index="54" draw:style-name="gr4" draw:text-style-name="P5" svg:width="1.2cm" svg:height="0.301cm" draw:control="control45"/></text:p></table:table-cell></table:table-row><table:table-row><table:table-cell table:style-name="attribut.A2" office:value-type="string"><text:p text:style-name="P4">Intryck</text:p></table:table-cell><table:table-cell table:style-name="attribut.B2" office:value-type="string"><text:p text:style-name="P2"><draw:control text:anchor-type="as-char" draw:z-index="55" draw:style-name="gr4" draw:text-style-name="P5" svg:width="1.2cm" svg:height="0.301cm" draw:control="control46"/></text:p></table:table-cell></table:table-row><table:table-row><table:table-cell table:style-name="attribut.A2" office:value-type="string"><text:p text:style-name="P4">Kroppsbyggnad</text:p></table:table-cell><table:table-cell table:style-name="attribut.B2" office:value-type="string"><text:p text:style-name="P2"><draw:control text:anchor-type="as-char" draw:z-index="56" draw:style-name="gr4" draw:text-style-name="P5" svg:width="1.2cm" svg:height="0.301cm" draw:control="control47"/></text:p></table:table-cell></table:table-row><table:table-row><table:table-cell table:style-name="attribut.A2" office:value-type="string"><text:p text:style-name="P4">Reaktion</text:p></table:table-cell><table:table-cell table:style-name="attribut.B2" office:value-type="string"><text:p text:style-name="P2"><draw:control text:anchor-type="as-char" draw:z-index="57" draw:style-name="gr4" draw:text-style-name="P5" svg:width="1.2cm" svg:height="0.301cm" draw:control="control48"/></text:p></table:table-cell></table:table-row><table:table-row><table:table-cell table:style-name="attribut.A2" office:value-type="string"><text:p text:style-name="P4">Självkontroll</text:p></table:table-cell><table:table-cell table:style-name="attribut.B2" office:value-type="string"><text:p text:style-name="P2"><draw:control text:anchor-type="as-char" draw:z-index="58" draw:style-name="gr4" draw:text-style-name="P5" svg:width="1.2cm" svg:height="0.301cm" draw:control="control49"/></text:p></table:table-cell></table:table-row><table:table-row><table:table-cell table:style-name="attribut.A2" office:value-type="string"><text:p text:style-name="P4">Vaksamhet</text:p></table:table-cell><table:table-cell table:style-name="attribut.B2" office:value-type="string"><text:p text:style-name="P2"><draw:control text:anchor-type="as-char" draw:z-index="59" draw:style-name="gr4" draw:text-style-name="P5" svg:width="1.2cm" svg:height="0.301cm" draw:control="control50"/></text:p></table:table-cell></table:table-row><table:table-row><table:table-cell table:style-name="attribut.A2" office:value-type="string"><text:p text:style-name="P4">Livskraft</text:p></table:table-cell><table:table-cell table:style-name="attribut.B2" office:value-type="string"><text:p text:style-name="P2"><draw:control text:anchor-type="as-char" draw:z-index="60" draw:style-name="gr4" draw:text-style-name="P5" svg:width="1.2cm" svg:height="0.301cm" draw:control="control51"/></text:p></table:table-cell></table:table-row><table:table-row><table:table-cell table:style-name="attribut.A2" office:value-type="string"><text:p text:style-name="P4">Grundskada</text:p></table:table-cell><table:table-cell table:style-name="attribut.B2" office:value-type="string"><text:p text:style-name="P2"><draw:control text:anchor-type="as-char" draw:z-index="61" draw:style-name="gr4" draw:text-style-name="P5" svg:width="1.2cm" svg:height="0.301cm" draw:control="control52"/></text:p></table:table-cell></table:table-row><table:table-row><table:table-cell table:style-name="attribut.A2" office:value-type="string"><text:p text:style-name="P4">Grundpansar</text:p></table:table-cell><table:table-cell table:style-name="attribut.B2" office:value-type="string"><text:p text:style-name="P2"><draw:control text:anchor-type="as-char" draw:z-index="62" draw:style-name="gr4" draw:text-style-name="P5" svg:width="1.2cm" svg:height="0.301cm" draw:control="control53"/></text:p></table:table-cell></table:table-row></table:table><text:p text:style-name="Frame_20_contents"/></draw:text-box></draw:frame><draw:frame draw:style-name="fr2" draw:name="Frame1" text:anchor-type="paragraph" svg:x="0.071cm" svg:y="-0.011cm" svg:width="8.46cm" draw:z-index="0"><draw:text-box fo:min-height="10.756cm"><table:table table:name="grundFakta" table:style-name="grundFakta"><table:table-column table:style-name="grundFakta.A"/><table:table-column table:style-name="grundFakta.B"/><table:table-row><table:table-cell table:style-name="grundFakta.A1" office:value-type="string"><text:p text:style-name="P3">Grundläggande fakta</text:p></table:table-cell><table:table-cell table:style-name="grundFakta.B1" office:value-type="string"><text:p text:style-name="P1">Värde</text:p></table:table-cell></table:table-row><table:table-row><table:table-cell table:style-name="grundFakta.A2" office:value-type="string"><text:p text:style-name="P4">Förnamn</text:p></table:table-cell><table:table-cell table:style-name="grundFakta.B2" office:value-type="string"><text:p text:style-name="P4"><draw:control text:anchor-type="paragraph" draw:z-index="21" draw:style-name="gr2" draw:text-style-name="P5" svg:width="4.5cm" svg:height="0.301cm" svg:x="0cm" svg:y="0cm" draw:control="control12"/></text:p></table:table-cell></table:table-row><table:table-row><table:table-cell table:style-name="grundFakta.A2" office:value-type="string"><text:p text:style-name="P4">Efternamn</text:p></table:table-cell><table:table-cell table:style-name="grundFakta.B2" office:value-type="string"><text:p text:style-name="P2"><draw:control text:anchor-type="as-char" svg:y="0cm" draw:z-index="22" draw:style-name="gr3" draw:text-style-name="P5" svg:width="4.5cm" svg:height="0.301cm" draw:control="control13"/></text:p></table:table-cell></table:table-row><table:table-row><table:table-cell table:style-name="grundFakta.A2" office:value-type="string"><text:p text:style-name="P4">Folkslag</text:p></table:table-cell><table:table-cell table:style-name="grundFakta.B2" office:value-type="string"><text:p text:style-name="P2"><draw:control text:anchor-type="paragraph" draw:z-index="23" draw:style-name="gr2" draw:text-style-name="P5" svg:width="4.5cm" svg:height="0.301cm" svg:x="0cm" svg:y="0cm" draw:control="control14"/></text:p></table:table-cell></table:table-row><table:table-row><table:table-cell table:style-name="grundFakta.A2" office:value-type="string"><text:p text:style-name="P4">Provins/Totem ande</text:p></table:table-cell><table:table-cell table:style-name="grundFakta.B2" office:value-type="string"><text:p text:style-name="P2"><draw:control text:anchor-type="paragraph" draw:z-index="24" draw:style-name="gr2" draw:text-style-name="P5" svg:width="4.5cm" svg:height="0.301cm" svg:x="0cm" svg:y="0cm" draw:control="control15"/></text:p></table:table-cell></table:table-row><table:table-row><table:table-cell table:style-name="grundFakta.A2" office:value-type="string"><text:p text:style-name="P4">Kön</text:p></table:table-cell><table:table-cell table:style-name="grundFakta.B2" office:value-type="string"><text:p text:style-name="P2"><draw:control text:anchor-type="paragraph" draw:z-index="25" draw:style-name="gr2" draw:text-style-name="P5" svg:width="4.5cm" svg:height="0.301cm" svg:x="0cm" svg:y="0cm" draw:control="control16"/></text:p></table:table-cell></table:table-row><table:table-row><table:table-cell table:style-name="grundFakta.A2" office:value-type="string"><text:p text:style-name="P4">Ålder</text:p></table:table-cell><table:table-cell table:style-name="grundFakta.B2" office:value-type="string"><text:p text:style-name="P2"><draw:control text:anchor-type="paragraph" draw:z-index="26" draw:style-name="gr2" draw:text-style-name="P5" svg:width="4.5cm" svg:height="0.301cm" svg:x="0cm" svg:y="0cm" draw:control="control17"/></text:p></table:table-cell></table:table-row><table:table-row><table:table-cell table:style-name="grundFakta.A2" office:value-type="string"><text:p text:style-name="P4">Religion</text:p></table:table-cell><table:table-cell table:style-name="grundFakta.B2" office:value-type="string"><text:p text:style-name="P2"><draw:control text:anchor-type="paragraph" draw:z-index="27" draw:style-name="gr2" draw:text-style-name="P5" svg:width="4.5cm" svg:height="0.301cm" svg:x="0cm" svg:y="0cm" draw:control="control18"/></text:p></table:table-cell></table:table-row><table:table-row><table:table-cell table:style-name="grundFakta.A2" office:value-type="string"><text:p text:style-name="P4">Värv</text:p></table:table-cell><table:table-cell table:style-name="grundFakta.B2" office:value-type="string"><text:p text:style-name="P2"><draw:control text:anchor-type="paragraph" draw:z-index="28" draw:style-name="gr2" draw:text-style-name="P5" svg:width="4.5cm" svg:height="0.301cm" svg:x="0cm" svg:y="0cm" draw:control="control19"/></text:p></table:table-cell></table:table-row><table:table-row><table:table-cell table:style-name="grundFakta.A2" office:value-type="string"><text:p text:style-name="P4">Längd</text:p></table:table-cell><table:table-cell table:style-name="grundFakta.B2" office:value-type="string"><text:p text:style-name="P2"><draw:control text:anchor-type="paragraph" draw:z-index="29" draw:style-name="gr2" draw:text-style-name="P5" svg:width="4.5cm" svg:height="0.301cm" svg:x="0cm" svg:y="0cm" draw:control="control20"/></text:p></table:table-cell></table:table-row><table:table-row><table:table-cell table:style-name="grundFakta.A2" office:value-type="string"><text:p text:style-name="P4">Vikt</text:p></table:table-cell><table:table-cell table:style-name="grundFakta.B2" office:value-type="string"><text:p text:style-name="P2"><draw:control text:anchor-type="paragraph" draw:z-index="30" draw:style-name="gr2" draw:text-style-name="P5" svg:width="4.504cm" svg:height="0.301cm" svg:x="0cm" svg:y="0cm" draw:control="control21"/></text:p></table:table-cell></table:table-row><table:table-row><table:table-cell table:style-name="grundFakta.A2" office:value-type="string"><text:p text:style-name="P4">Vapenarm</text:p></table:table-cell><table:table-cell table:style-name="grundFakta.B2" office:value-type="string"><text:p text:style-name="P2"><draw:control text:anchor-type="paragraph" draw:z-index="31" draw:style-name="gr2" draw:text-style-name="P5" svg:width="4.5cm" svg:height="0.301cm" svg:x="0cm" svg:y="0cm" draw:control="control22"/></text:p></table:table-cell></table:table-row><table:table-row><table:table-cell table:style-name="grundFakta.A2" office:value-type="string"><text:p text:style-name="P4">Primärt karaktärsdrag</text:p></table:table-cell><table:table-cell table:style-name="grundFakta.B2" office:value-type="string"><text:p text:style-name="P2"><draw:control text:anchor-type="paragraph" draw:z-index="32" draw:style-name="gr2" draw:text-style-name="P5" svg:width="4.5cm" svg:height="0.301cm" svg:x="0cm" svg:y="0cm" draw:control="control23"/></text:p></table:table-cell></table:table-row><table:table-row><table:table-cell table:style-name="grundFakta.A2" office:value-type="string"><text:p text:style-name="P4">Sekundärt karaktärsdrag</text:p></table:table-cell><table:table-cell table:style-name="grundFakta.B2" office:value-type="string"><text:p text:style-name="P2"><draw:control text:anchor-type="paragraph" draw:z-index="33" draw:style-name="gr2" draw:text-style-name="P5" svg:width="4.5cm" svg:height="0.301cm" svg:x="0cm" svg:y="0cm" draw:control="control24"/></text:p></table:table-cell></table:table-row><table:table-row><table:table-cell table:style-name="grundFakta.A2" office:value-type="string"><text:p text:style-name="P4"><draw:control text:anchor-type="paragraph" draw:z-index="12" draw:style-name="gr1" draw:text-style-name="P5" svg:width="0.981cm" svg:height="0.521cm" svg:x="6.112cm" svg:y="-0.079cm" draw:control="control4"/><draw:control text:anchor-type="paragraph" draw:z-index="11" draw:style-name="gr1" draw:text-style-name="P5" svg:width="0.981cm" svg:height="0.521cm" svg:x="5.131cm" svg:y="-0.079cm" draw:control="control3"/><draw:control text:anchor-type="paragraph" draw:z-index="10" draw:style-name="gr1" draw:text-style-name="P5" svg:width="0.981cm" svg:height="0.518cm" svg:x="4.15cm" svg:y="-0.079cm" draw:control="control2"/><draw:control text:anchor-type="paragraph" draw:z-index="9" draw:style-name="gr1" draw:text-style-name="P5" svg:width="0.981cm" svg:height="0.521cm" svg:x="3.27cm" svg:y="-0.079cm" draw:control="control1"/><draw:control text:anchor-type="paragraph" draw:z-index="157" draw:style-name="gr1" draw:text-style-name="P5" svg:width="0.981cm" svg:height="0.521cm" svg:x="7.093cm" svg:y="-0.079cm" draw:control="control144"/>Avtrubbning Våld</text:p></table:table-cell><table:table-cell table:style-name="grundFakta.B2" office:value-type="string"><text:p text:style-name="P4"/></table:table-cell></table:table-row><table:table-row table:style-name="grundFakta.16"><table:table-cell table:style-name="grundFakta.A2" office:value-type="string"><text:p text:style-name="P4"><draw:control text:anchor-type="paragraph" draw:z-index="19" draw:style-name="gr1" draw:text-style-name="P5" svg:width="0.981cm" svg:height="0.521cm" svg:x="6.11cm" svg:y="-0.076cm" draw:control="control10"/><draw:control text:anchor-type="paragraph" draw:z-index="16" draw:style-name="gr1" draw:text-style-name="P5" svg:width="0.981cm" svg:height="0.521cm" svg:x="5.129cm" svg:y="-0.076cm" draw:control="control7"/><draw:control text:anchor-type="paragraph" draw:z-index="15" draw:style-name="gr1" draw:text-style-name="P5" svg:width="0.981cm" svg:height="0.518cm" svg:x="4.15cm" svg:y="-0.071cm" draw:control="control6"/><draw:control text:anchor-type="paragraph" draw:z-index="13" draw:style-name="gr1" draw:text-style-name="P5" svg:width="0.981cm" svg:height="0.521cm" svg:x="3.27cm" svg:y="-0.078cm" draw:control="control113"/><draw:control text:anchor-type="paragraph" draw:z-index="158" draw:style-name="gr1" draw:text-style-name="P5" svg:width="0.981cm" svg:height="0.521cm" svg:x="7.091cm" svg:y="-0.078cm" draw:control="control145"/>Avtrubbning Utsatthet</text:p></table:table-cell><table:table-cell table:style-name="grundFakta.B2" office:value-type="string"><text:p text:style-name="P2"/></table:table-cell></table:table-row><table:table-row table:style-name="grundFakta.16"><table:table-cell table:style-name="grundFakta.A2" office:value-type="string"><text:p text:style-name="P4"><draw:control text:anchor-type="paragraph" draw:z-index="20" draw:style-name="gr1" draw:text-style-name="P5" svg:width="0.981cm" svg:height="0.521cm" svg:x="6.11cm" svg:y="-0.023cm" draw:control="control11"/><draw:control text:anchor-type="paragraph" draw:z-index="18" draw:style-name="gr1" draw:text-style-name="P5" svg:width="0.981cm" svg:height="0.521cm" svg:x="5.129cm" svg:y="-0.032cm" draw:control="control9"/><draw:control text:anchor-type="paragraph" draw:z-index="17" draw:style-name="gr1" draw:text-style-name="P5" svg:width="0.981cm" svg:height="0.518cm" svg:x="4.15cm" svg:y="-0.026cm" draw:control="control8"/><draw:control text:anchor-type="paragraph" draw:z-index="14" draw:style-name="gr1" draw:text-style-name="P5" svg:width="0.981cm" svg:height="0.521cm" svg:x="3.27cm" svg:y="-0.026cm" draw:control="control5"/>Avtrubbning Övernaturligt</text:p></table:table-cell><table:table-cell table:style-name="grundFakta.B2" office:value-type="string"><text:p text:style-name="P2"/></table:table-cell></table:table-row></table:table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159" draw:style-name="gr1" draw:text-style-name="P5" svg:width="0.981cm" svg:height="0.521cm" svg:x="7.41cm" svg:y="0.303cm" draw:control="control146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rame10" text:anchor-type="paragraph" svg:x="0.011cm" svg:y="0.019cm" svg:width="17.009cm" draw:z-index="122"><draw:text-box fo:min-height="25.679cm"><text:p text:style-name="Frame_20_contents"><draw:frame draw:style-name="fr5" draw:name="Frame11" text:anchor-type="paragraph" svg:x="-0.152cm" svg:y="-0.125cm" svg:width="5.687cm" draw:z-index="123"><draw:text-box fo:min-height="3.768cm"><table:table table:name="Table5" table:style-name="Table5"><table:table-column table:style-name="Table5.A"/><table:table-column table:style-name="Table5.B"/><table:table-row><table:table-cell table:style-name="Table5.A1" office:value-type="string"><text:p text:style-name="P3">Expertis</text:p></table:table-cell><table:table-cell table:style-name="Table5.B1" office:value-type="string"><text:p text:style-name="P3">Värde</text:p></table:table-cell></table:table-row><table:table-row><table:table-cell table:style-name="Table5.A2" office:value-type="string"><text:p text:style-name="P2"><draw:control text:anchor-type="as-char" draw:z-index="127" draw:style-name="gr4" draw:text-style-name="P5" svg:width="3.67cm" svg:height="0.301cm" draw:control="control114"/></text:p></table:table-cell><table:table-cell table:style-name="Table5.B2" office:value-type="string"><text:p text:style-name="P2"><draw:control text:anchor-type="as-char" draw:z-index="138" draw:style-name="gr4" draw:text-style-name="P5" svg:width="1.2cm" svg:height="0.301cm" draw:control="control125"/></text:p></table:table-cell></table:table-row><table:table-row><table:table-cell table:style-name="Table5.A2" office:value-type="string"><text:p text:style-name="P2"><draw:control text:anchor-type="as-char" draw:z-index="128" draw:style-name="gr4" draw:text-style-name="P5" svg:width="3.67cm" svg:height="0.301cm" draw:control="control115"/></text:p></table:table-cell><table:table-cell table:style-name="Table5.B2" office:value-type="string"><text:p text:style-name="P2"><draw:control text:anchor-type="as-char" draw:z-index="139" draw:style-name="gr4" draw:text-style-name="P5" svg:width="1.2cm" svg:height="0.301cm" draw:control="control126"/></text:p></table:table-cell></table:table-row><table:table-row><table:table-cell table:style-name="Table5.A2" office:value-type="string"><text:p text:style-name="P2"><draw:control text:anchor-type="as-char" draw:z-index="129" draw:style-name="gr4" draw:text-style-name="P5" svg:width="3.67cm" svg:height="0.301cm" draw:control="control116"/></text:p></table:table-cell><table:table-cell table:style-name="Table5.B2" office:value-type="string"><text:p text:style-name="P2"><draw:control text:anchor-type="as-char" draw:z-index="140" draw:style-name="gr4" draw:text-style-name="P5" svg:width="1.2cm" svg:height="0.301cm" draw:control="control127"/></text:p></table:table-cell></table:table-row><table:table-row><table:table-cell table:style-name="Table5.A2" office:value-type="string"><text:p text:style-name="P2"><draw:control text:anchor-type="as-char" draw:z-index="130" draw:style-name="gr4" draw:text-style-name="P5" svg:width="3.67cm" svg:height="0.301cm" draw:control="control117"/></text:p></table:table-cell><table:table-cell table:style-name="Table5.B2" office:value-type="string"><text:p text:style-name="P2"><draw:control text:anchor-type="as-char" draw:z-index="141" draw:style-name="gr4" draw:text-style-name="P5" svg:width="1.2cm" svg:height="0.301cm" draw:control="control128"/></text:p></table:table-cell></table:table-row><table:table-row><table:table-cell table:style-name="Table5.A2" office:value-type="string"><text:p text:style-name="P2"><draw:control text:anchor-type="as-char" draw:z-index="160" draw:style-name="gr4" draw:text-style-name="P5" svg:width="3.67cm" svg:height="0.301cm" draw:control="control147"/></text:p></table:table-cell><table:table-cell table:style-name="Table5.B2" office:value-type="string"><text:p text:style-name="P2"><draw:control text:anchor-type="as-char" draw:z-index="162" draw:style-name="gr4" draw:text-style-name="P5" svg:width="1.2cm" svg:height="0.301cm" draw:control="control149"/></text:p></table:table-cell></table:table-row><table:table-row><table:table-cell table:style-name="Table5.A2" office:value-type="string"><text:p text:style-name="P2"><draw:control text:anchor-type="as-char" draw:z-index="161" draw:style-name="gr4" draw:text-style-name="P5" svg:width="3.67cm" svg:height="0.301cm" draw:control="control148"/></text:p></table:table-cell><table:table-cell table:style-name="Table5.B2" office:value-type="string"><text:p text:style-name="P2"><draw:control text:anchor-type="as-char" draw:z-index="163" draw:style-name="gr4" draw:text-style-name="P5" svg:width="1.2cm" svg:height="0.301cm" draw:control="control150"/></text:p></table:table-cell></table:table-row></table:table><text:p text:style-name="Frame_20_contents"/></draw:text-box></draw:frame><draw:frame draw:style-name="fr2" draw:name="Frame12" text:anchor-type="paragraph" svg:x="5.533cm" svg:y="-0.125cm" svg:width="5.606cm" draw:z-index="124"><draw:text-box fo:min-height="3.574cm"><table:table table:name="Table6" table:style-name="Table6"><table:table-column table:style-name="Table6.A"/><table:table-column table:style-name="Table6.B"/><table:table-row><table:table-cell table:style-name="Table6.A1" office:value-type="string"><text:p text:style-name="P3">Kännedtecken</text:p></table:table-cell><table:table-cell table:style-name="Table6.B1" office:value-type="string"><text:p text:style-name="P3">Värde</text:p></table:table-cell></table:table-row><table:table-row><table:table-cell table:style-name="Table6.A2" office:value-type="string"><text:p text:style-name="P2"><draw:control text:anchor-type="as-char" draw:z-index="131" draw:style-name="gr4" draw:text-style-name="P5" svg:width="3.67cm" svg:height="0.301cm" draw:control="control118"/></text:p></table:table-cell><table:table-cell table:style-name="Table6.B2" office:value-type="string"><text:p text:style-name="P2"><draw:control text:anchor-type="as-char" draw:z-index="142" draw:style-name="gr4" draw:text-style-name="P5" svg:width="1.2cm" svg:height="0.301cm" draw:control="control129"/></text:p></table:table-cell></table:table-row><table:table-row><table:table-cell table:style-name="Table6.A2" office:value-type="string"><text:p text:style-name="P2"><draw:control text:anchor-type="as-char" draw:z-index="132" draw:style-name="gr4" draw:text-style-name="P5" svg:width="3.67cm" svg:height="0.301cm" draw:control="control119"/></text:p></table:table-cell><table:table-cell table:style-name="Table6.B2" office:value-type="string"><text:p text:style-name="P2"><draw:control text:anchor-type="as-char" draw:z-index="143" draw:style-name="gr4" draw:text-style-name="P5" svg:width="1.2cm" svg:height="0.301cm" draw:control="control130"/></text:p></table:table-cell></table:table-row><table:table-row><table:table-cell table:style-name="Table6.A2" office:value-type="string"><text:p text:style-name="P2"><draw:control text:anchor-type="as-char" draw:z-index="133" draw:style-name="gr4" draw:text-style-name="P5" svg:width="3.67cm" svg:height="0.301cm" draw:control="control120"/></text:p></table:table-cell><table:table-cell table:style-name="Table6.B2" office:value-type="string"><text:p text:style-name="P2"><draw:control text:anchor-type="as-char" draw:z-index="144" draw:style-name="gr4" draw:text-style-name="P5" svg:width="1.2cm" svg:height="0.301cm" draw:control="control131"/></text:p></table:table-cell></table:table-row><table:table-row><table:table-cell table:style-name="Table6.A2" office:value-type="string"><text:p text:style-name="P2"><draw:control text:anchor-type="as-char" draw:z-index="134" draw:style-name="gr4" draw:text-style-name="P5" svg:width="3.67cm" svg:height="0.301cm" draw:control="control121"/></text:p></table:table-cell><table:table-cell table:style-name="Table6.B2" office:value-type="string"><text:p text:style-name="P2"><draw:control text:anchor-type="as-char" draw:z-index="145" draw:style-name="gr4" draw:text-style-name="P5" svg:width="1.2cm" svg:height="0.301cm" draw:control="control132"/></text:p></table:table-cell></table:table-row><table:table-row><table:table-cell table:style-name="Table6.A2" office:value-type="string"><text:p text:style-name="P2"><draw:control text:anchor-type="as-char" draw:z-index="164" draw:style-name="gr4" draw:text-style-name="P5" svg:width="3.67cm" svg:height="0.301cm" draw:control="control151"/></text:p></table:table-cell><table:table-cell table:style-name="Table6.B2" office:value-type="string"><text:p text:style-name="P2"><draw:control text:anchor-type="as-char" draw:z-index="166" draw:style-name="gr4" draw:text-style-name="P5" svg:width="1.2cm" svg:height="0.301cm" draw:control="control153"/></text:p></table:table-cell></table:table-row><table:table-row><table:table-cell table:style-name="Table6.A2" office:value-type="string"><text:p text:style-name="P2"><draw:control text:anchor-type="as-char" draw:z-index="165" draw:style-name="gr4" draw:text-style-name="P5" svg:width="3.67cm" svg:height="0.301cm" draw:control="control152"/></text:p></table:table-cell><table:table-cell table:style-name="Table6.B2" office:value-type="string"><text:p text:style-name="P2"><draw:control text:anchor-type="as-char" draw:z-index="167" draw:style-name="gr4" draw:text-style-name="P5" svg:width="1.2cm" svg:height="0.301cm" draw:control="control154"/></text:p></table:table-cell></table:table-row></table:table><text:p text:style-name="Frame_20_contents"/></draw:text-box></draw:frame><draw:frame draw:style-name="fr5" draw:name="Frame13" text:anchor-type="paragraph" svg:x="11.141cm" svg:y="-0.131cm" svg:width="5.717cm" draw:z-index="125"><draw:text-box fo:min-height="3.694cm"><table:table table:name="Table7" table:style-name="Table7"><table:table-column table:style-name="Table7.A"/><table:table-column table:style-name="Table7.B"/><table:table-row><table:table-cell table:style-name="Table7.A1" office:value-type="string"><text:p text:style-name="P3">Hantverksfärdigheter</text:p></table:table-cell><table:table-cell table:style-name="Table7.B1" office:value-type="string"><text:p text:style-name="P3">Värde</text:p></table:table-cell></table:table-row><table:table-row><table:table-cell table:style-name="Table7.A2" office:value-type="string"><text:p text:style-name="P2"><draw:control text:anchor-type="as-char" draw:z-index="135" draw:style-name="gr4" draw:text-style-name="P5" svg:width="3.67cm" svg:height="0.301cm" draw:control="control122"/></text:p></table:table-cell><table:table-cell table:style-name="Table7.B2" office:value-type="string"><text:p text:style-name="P2"><draw:control text:anchor-type="as-char" draw:z-index="146" draw:style-name="gr4" draw:text-style-name="P5" svg:width="1.2cm" svg:height="0.301cm" draw:control="control133"/></text:p></table:table-cell></table:table-row><table:table-row><table:table-cell table:style-name="Table7.A2" office:value-type="string"><text:p text:style-name="P2"><draw:control text:anchor-type="as-char" draw:z-index="136" draw:style-name="gr4" draw:text-style-name="P5" svg:width="3.67cm" svg:height="0.301cm" draw:control="control123"/></text:p></table:table-cell><table:table-cell table:style-name="Table7.B2" office:value-type="string"><text:p text:style-name="P2"><draw:control text:anchor-type="as-char" draw:z-index="147" draw:style-name="gr4" draw:text-style-name="P5" svg:width="1.2cm" svg:height="0.301cm" draw:control="control134"/></text:p></table:table-cell></table:table-row><table:table-row><table:table-cell table:style-name="Table7.A2" office:value-type="string"><text:p text:style-name="P2"><draw:control text:anchor-type="as-char" draw:z-index="137" draw:style-name="gr4" draw:text-style-name="P5" svg:width="3.67cm" svg:height="0.301cm" draw:control="control124"/></text:p></table:table-cell><table:table-cell table:style-name="Table7.B2" office:value-type="string"><text:p text:style-name="P2"><draw:control text:anchor-type="as-char" draw:z-index="148" draw:style-name="gr4" draw:text-style-name="P5" svg:width="1.2cm" svg:height="0.301cm" draw:control="control135"/></text:p></table:table-cell></table:table-row><table:table-row><table:table-cell table:style-name="Table7.A2" office:value-type="string"><text:p text:style-name="P2"><draw:control text:anchor-type="as-char" draw:z-index="156" draw:style-name="gr4" draw:text-style-name="P5" svg:width="3.67cm" svg:height="0.301cm" draw:control="control143"/></text:p></table:table-cell><table:table-cell table:style-name="Table7.B2" office:value-type="string"><text:p text:style-name="P2"><draw:control text:anchor-type="as-char" draw:z-index="149" draw:style-name="gr4" draw:text-style-name="P5" svg:width="1.2cm" svg:height="0.301cm" draw:control="control136"/></text:p></table:table-cell></table:table-row><table:table-row><table:table-cell table:style-name="Table7.A2" office:value-type="string"><text:p text:style-name="P2"><draw:control text:anchor-type="as-char" draw:z-index="168" draw:style-name="gr4" draw:text-style-name="P5" svg:width="3.67cm" svg:height="0.301cm" draw:control="control155"/></text:p></table:table-cell><table:table-cell table:style-name="Table7.B2" office:value-type="string"><text:p text:style-name="P2"><draw:control text:anchor-type="as-char" draw:z-index="170" draw:style-name="gr4" draw:text-style-name="P5" svg:width="1.2cm" svg:height="0.301cm" draw:control="control157"/></text:p></table:table-cell></table:table-row><table:table-row><table:table-cell table:style-name="Table7.A2" office:value-type="string"><text:p text:style-name="P2"><draw:control text:anchor-type="as-char" draw:z-index="169" draw:style-name="gr4" draw:text-style-name="P5" svg:width="3.67cm" svg:height="0.301cm" draw:control="control156"/></text:p></table:table-cell><table:table-cell table:style-name="Table7.B2" office:value-type="string"><text:p text:style-name="P2"><draw:control text:anchor-type="as-char" draw:z-index="171" draw:style-name="gr4" draw:text-style-name="P5" svg:width="1.2cm" svg:height="0.301cm" draw:control="control158"/></text:p></table:table-cell></table:table-row></table:table><text:p text:style-name="Frame_20_contents"/></draw:text-box></draw:frame><draw:frame draw:style-name="fr2" draw:name="Frame14" text:anchor-type="paragraph" svg:x="-0.102cm" svg:y="9.999cm" svg:width="16.96cm" draw:z-index="126"><draw:text-box fo:min-height="3.17cm"><table:table table:name="Table8" table:style-name="Table8"><table:table-column table:style-name="Table8.A"/><table:table-column table:style-name="Table8.B"/><table:table-row><table:table-cell table:style-name="Table8.A1" office:value-type="string"><text:p text:style-name="P4">Språk</text:p></table:table-cell><table:table-cell table:style-name="Table8.B1" office:value-type="string"><text:p text:style-name="P4">Skrift</text:p></table:table-cell></table:table-row><table:table-row><table:table-cell table:style-name="Table8.A2" office:value-type="string"><text:p text:style-name="P2"><draw:control text:anchor-type="as-char" draw:z-index="150" draw:style-name="gr4" draw:text-style-name="P5" svg:width="7.236cm" svg:height="0.301cm" draw:control="control137"/></text:p></table:table-cell><table:table-cell table:style-name="Table8.B2" office:value-type="string"><text:p text:style-name="P2"><draw:control text:anchor-type="as-char" draw:z-index="153" draw:style-name="gr4" draw:text-style-name="P5" svg:width="7.072cm" svg:height="0.301cm" draw:control="control140"/></text:p></table:table-cell></table:table-row><table:table-row><table:table-cell table:style-name="Table8.A2" office:value-type="string"><text:p text:style-name="P2"><draw:control text:anchor-type="as-char" draw:z-index="151" draw:style-name="gr4" draw:text-style-name="P5" svg:width="7.395cm" svg:height="0.301cm" draw:control="control138"/></text:p></table:table-cell><table:table-cell table:style-name="Table8.B2" office:value-type="string"><text:p text:style-name="P2"><draw:control text:anchor-type="as-char" draw:z-index="154" draw:style-name="gr4" draw:text-style-name="P5" svg:width="6.94cm" svg:height="0.301cm" draw:control="control141"/></text:p></table:table-cell></table:table-row><table:table-row><table:table-cell table:style-name="Table8.A2" office:value-type="string"><text:p text:style-name="P2"><draw:control text:anchor-type="as-char" draw:z-index="152" draw:style-name="gr4" draw:text-style-name="P5" svg:width="7.157cm" svg:height="0.301cm" draw:control="control139"/></text:p></table:table-cell><table:table-cell table:style-name="Table8.B2" office:value-type="string"><text:p text:style-name="P2"><draw:control text:anchor-type="as-char" draw:z-index="155" draw:style-name="gr4" draw:text-style-name="P5" svg:width="7.046cm" svg:height="0.301cm" draw:control="control142"/></text:p></table:table-cell></table:table-row></table:table><text:p text:style-name="Frame_20_contents"/></draw:text-box></draw:frame><draw:frame draw:style-name="fr2" draw:name="Frame15" text:anchor-type="paragraph" svg:x="-0.152cm" svg:y="4.159cm" svg:width="5.687cm" draw:z-index="172"><draw:text-box fo:min-height="5.119cm"><table:table table:name="Table9" table:style-name="Table9"><table:table-column table:style-name="Table9.A"/><table:table-row><table:table-cell table:style-name="Table9.A1" office:value-type="string"><text:p text:style-name="P4">Lättlärda färdigheter</text:p></table:table-cell></table:table-row><table:table-row><table:table-cell table:style-name="Table9.A2" office:value-type="string"><text:p text:style-name="P2"><draw:control text:anchor-type="as-char" draw:z-index="175" draw:style-name="gr4" draw:text-style-name="P5" svg:width="4.67cm" svg:height="0.301cm" draw:control="control159"/></text:p></table:table-cell></table:table-row><table:table-row><table:table-cell table:style-name="Table9.A2" office:value-type="string"><text:p text:style-name="P2"><draw:control text:anchor-type="as-char" draw:z-index="176" draw:style-name="gr4" draw:text-style-name="P5" svg:width="4.672cm" svg:height="0.301cm" draw:control="control160"/></text:p></table:table-cell></table:table-row><table:table-row><table:table-cell table:style-name="Table9.A2" office:value-type="string"><text:p text:style-name="P2"><draw:control text:anchor-type="as-char" draw:z-index="177" draw:style-name="gr4" draw:text-style-name="P5" svg:width="4.672cm" svg:height="0.301cm" draw:control="control161"/></text:p></table:table-cell></table:table-row><table:table-row><table:table-cell table:style-name="Table9.A2" office:value-type="string"><text:p text:style-name="P2"><draw:control text:anchor-type="as-char" draw:z-index="178" draw:style-name="gr4" draw:text-style-name="P5" svg:width="4.672cm" svg:height="0.301cm" draw:control="control162"/></text:p></table:table-cell></table:table-row><table:table-row><table:table-cell table:style-name="Table9.A2" office:value-type="string"><text:p text:style-name="P2"><draw:control text:anchor-type="as-char" draw:z-index="179" draw:style-name="gr4" draw:text-style-name="P5" svg:width="4.672cm" svg:height="0.301cm" draw:control="control163"/></text:p></table:table-cell></table:table-row><table:table-row><table:table-cell table:style-name="Table9.A2" office:value-type="string"><text:p text:style-name="P2"><draw:control text:anchor-type="as-char" draw:z-index="180" draw:style-name="gr4" draw:text-style-name="P5" svg:width="4.672cm" svg:height="0.301cm" draw:control="control164"/></text:p></table:table-cell></table:table-row><table:table-row><table:table-cell table:style-name="Table9.A2" office:value-type="string"><text:p text:style-name="P2"><draw:control text:anchor-type="as-char" draw:z-index="240" draw:style-name="gr4" draw:text-style-name="P5" svg:width="4.672cm" svg:height="0.301cm" draw:control="control221"/></text:p></table:table-cell></table:table-row><table:table-row><table:table-cell table:style-name="Table9.A2" office:value-type="string"><text:p text:style-name="P2"><draw:control text:anchor-type="as-char" draw:z-index="241" draw:style-name="gr4" draw:text-style-name="P5" svg:width="4.672cm" svg:height="0.301cm" draw:control="control222"/></text:p></table:table-cell></table:table-row><table:table-row><table:table-cell table:style-name="Table9.A2" office:value-type="string"><text:p text:style-name="P2"><draw:control text:anchor-type="as-char" draw:z-index="242" draw:style-name="gr4" draw:text-style-name="P5" svg:width="4.672cm" svg:height="0.301cm" draw:control="control223"/></text:p></table:table-cell></table:table-row></table:table><text:p text:style-name="Frame_20_contents"/></draw:text-box></draw:frame><draw:frame draw:style-name="fr2" draw:name="Frame16" text:anchor-type="paragraph" svg:x="5.533cm" svg:y="4.159cm" svg:width="5.611cm" draw:z-index="173"><draw:text-box fo:min-height="5.78cm"><table:table table:name="Table10" table:style-name="Table10"><table:table-column table:style-name="Table10.A"/><table:table-row><table:table-cell table:style-name="Table10.A1" office:value-type="string"><text:p text:style-name="P4">Svårlärda färdigheter</text:p></table:table-cell></table:table-row><table:table-row><table:table-cell table:style-name="Table10.A2" office:value-type="string"><text:p text:style-name="P2"><draw:control text:anchor-type="as-char" draw:z-index="181" draw:style-name="gr4" draw:text-style-name="P5" svg:width="4.67cm" svg:height="0.301cm" draw:control="control165"/></text:p></table:table-cell></table:table-row><table:table-row><table:table-cell table:style-name="Table10.A2" office:value-type="string"><text:p text:style-name="P2"><draw:control text:anchor-type="as-char" draw:z-index="182" draw:style-name="gr4" draw:text-style-name="P5" svg:width="4.67cm" svg:height="0.301cm" draw:control="control166"/></text:p></table:table-cell></table:table-row><table:table-row><table:table-cell table:style-name="Table10.A2" office:value-type="string"><text:p text:style-name="P2"><draw:control text:anchor-type="as-char" draw:z-index="183" draw:style-name="gr4" draw:text-style-name="P5" svg:width="4.67cm" svg:height="0.301cm" draw:control="control167"/></text:p></table:table-cell></table:table-row><table:table-row><table:table-cell table:style-name="Table10.A2" office:value-type="string"><text:p text:style-name="P2"><draw:control text:anchor-type="as-char" draw:z-index="184" draw:style-name="gr4" draw:text-style-name="P5" svg:width="4.67cm" svg:height="0.301cm" draw:control="control168"/></text:p></table:table-cell></table:table-row><table:table-row><table:table-cell table:style-name="Table10.A2" office:value-type="string"><text:p text:style-name="P2"><draw:control text:anchor-type="as-char" draw:z-index="185" draw:style-name="gr4" draw:text-style-name="P5" svg:width="4.67cm" svg:height="0.301cm" draw:control="control169"/></text:p></table:table-cell></table:table-row><table:table-row><table:table-cell table:style-name="Table10.A2" office:value-type="string"><text:p text:style-name="P2"><draw:control text:anchor-type="as-char" draw:z-index="186" draw:style-name="gr4" draw:text-style-name="P5" svg:width="4.67cm" svg:height="0.301cm" draw:control="control170"/></text:p></table:table-cell></table:table-row><table:table-row><table:table-cell table:style-name="Table10.A2" office:value-type="string"><text:p text:style-name="P2"><draw:control text:anchor-type="as-char" draw:z-index="243" draw:style-name="gr4" draw:text-style-name="P5" svg:width="4.67cm" svg:height="0.301cm" draw:control="control224"/></text:p></table:table-cell></table:table-row><table:table-row><table:table-cell table:style-name="Table10.A2" office:value-type="string"><text:p text:style-name="P2"><draw:control text:anchor-type="as-char" draw:z-index="244" draw:style-name="gr4" draw:text-style-name="P5" svg:width="4.67cm" svg:height="0.301cm" draw:control="control225"/></text:p></table:table-cell></table:table-row><table:table-row><table:table-cell table:style-name="Table10.A2" office:value-type="string"><text:p text:style-name="P2"><draw:control text:anchor-type="as-char" draw:z-index="245" draw:style-name="gr4" draw:text-style-name="P5" svg:width="4.67cm" svg:height="0.301cm" draw:control="control226"/></text:p></table:table-cell></table:table-row></table:table><text:p text:style-name="Frame_20_contents"/></draw:text-box></draw:frame><draw:frame draw:style-name="fr2" draw:name="Frame18" text:anchor-type="paragraph" svg:x="-0.152cm" svg:y="13.167cm" svg:width="16.96cm" draw:z-index="193"><draw:text-box fo:min-height="5.482cm"><table:table table:name="Table12" table:style-name="Table12"><table:table-column table:style-name="Table12.A"/><table:table-column table:style-name="Table12.B"/><table:table-column table:style-name="Table12.C"/><table:table-row><table:table-cell table:style-name="Table12.A1" office:value-type="string"><text:p text:style-name="P4">Händelser</text:p></table:table-cell><table:table-cell table:style-name="Table12.A1" office:value-type="string"><text:p text:style-name="P4"/></table:table-cell><table:table-cell table:style-name="Table12.C1" office:value-type="string"><text:p text:style-name="P4">Speciella egenskaper</text:p></table:table-cell></table:table-row><table:table-row><table:table-cell table:style-name="Table12.A2" office:value-type="string"><text:p text:style-name="P2"><draw:control text:anchor-type="as-char" draw:z-index="194" draw:style-name="gr4" draw:text-style-name="P5" svg:width="3.303cm" svg:height="0.306cm" draw:control="control177"/></text:p></table:table-cell><table:table-cell table:style-name="Table12.B2" office:value-type="string"><text:p text:style-name="P2"><draw:control text:anchor-type="as-char" draw:z-index="229" draw:style-name="gr4" draw:text-style-name="P5" svg:width="3.303cm" svg:height="0.301cm" draw:control="control210"/></text:p></table:table-cell><table:table-cell table:style-name="Table12.B2" office:value-type="string"><text:p text:style-name="P2"><draw:control text:anchor-type="as-char" draw:z-index="203" draw:style-name="gr4" draw:text-style-name="P5" svg:width="8.891cm" svg:height="0.306cm" draw:control="control186"/></text:p></table:table-cell></table:table-row><table:table-row><table:table-cell table:style-name="Table12.A2" office:value-type="string"><text:p text:style-name="P2"><draw:control text:anchor-type="as-char" draw:z-index="195" draw:style-name="gr4" draw:text-style-name="P5" svg:width="3.303cm" svg:height="0.301cm" draw:control="control178"/></text:p></table:table-cell><table:table-cell table:style-name="Table12.B2" office:value-type="string"><text:p text:style-name="P2"><draw:control text:anchor-type="as-char" draw:z-index="230" draw:style-name="gr4" draw:text-style-name="P5" svg:width="3.303cm" svg:height="0.301cm" draw:control="control211"/></text:p></table:table-cell><table:table-cell table:style-name="Table12.B2" office:value-type="string"><text:p text:style-name="P2"><draw:control text:anchor-type="as-char" draw:z-index="204" draw:style-name="gr4" draw:text-style-name="P5" svg:width="8.891cm" svg:height="0.301cm" draw:control="control187"/></text:p></table:table-cell></table:table-row><table:table-row><table:table-cell table:style-name="Table12.A2" office:value-type="string"><text:p text:style-name="P2"><draw:control text:anchor-type="as-char" draw:z-index="196" draw:style-name="gr4" draw:text-style-name="P5" svg:width="3.303cm" svg:height="0.306cm" draw:control="control179"/></text:p></table:table-cell><table:table-cell table:style-name="Table12.B2" office:value-type="string"><text:p text:style-name="P2"><draw:control text:anchor-type="as-char" draw:z-index="231" draw:style-name="gr4" draw:text-style-name="P5" svg:width="3.303cm" svg:height="0.301cm" draw:control="control212"/></text:p></table:table-cell><table:table-cell table:style-name="Table12.B2" office:value-type="string"><text:p text:style-name="P2"><draw:control text:anchor-type="as-char" draw:z-index="205" draw:style-name="gr4" draw:text-style-name="P5" svg:width="8.891cm" svg:height="0.301cm" draw:control="control188"/></text:p></table:table-cell></table:table-row><table:table-row><table:table-cell table:style-name="Table12.A2" office:value-type="string"><text:p text:style-name="P2"><draw:control text:anchor-type="as-char" draw:z-index="197" draw:style-name="gr4" draw:text-style-name="P5" svg:width="3.303cm" svg:height="0.301cm" draw:control="control180"/></text:p></table:table-cell><table:table-cell table:style-name="Table12.B2" office:value-type="string"><text:p text:style-name="P2"><draw:control text:anchor-type="as-char" draw:z-index="232" draw:style-name="gr4" draw:text-style-name="P5" svg:width="3.303cm" svg:height="0.301cm" draw:control="control213"/></text:p></table:table-cell><table:table-cell table:style-name="Table12.B2" office:value-type="string"><text:p text:style-name="P2"><draw:control text:anchor-type="as-char" draw:z-index="206" draw:style-name="gr4" draw:text-style-name="P5" svg:width="8.891cm" svg:height="0.301cm" draw:control="control189"/></text:p></table:table-cell></table:table-row><table:table-row><table:table-cell table:style-name="Table12.A2" office:value-type="string"><text:p text:style-name="P2"><draw:control text:anchor-type="as-char" draw:z-index="198" draw:style-name="gr4" draw:text-style-name="P5" svg:width="3.303cm" svg:height="0.301cm" draw:control="control181"/></text:p></table:table-cell><table:table-cell table:style-name="Table12.B2" office:value-type="string"><text:p text:style-name="P2"><draw:control text:anchor-type="as-char" draw:z-index="233" draw:style-name="gr4" draw:text-style-name="P5" svg:width="3.303cm" svg:height="0.301cm" draw:control="control214"/></text:p></table:table-cell><table:table-cell table:style-name="Table12.B2" office:value-type="string"><text:p text:style-name="P2"><draw:control text:anchor-type="as-char" draw:z-index="207" draw:style-name="gr4" draw:text-style-name="P5" svg:width="8.891cm" svg:height="0.301cm" draw:control="control190"/></text:p></table:table-cell></table:table-row><table:table-row><table:table-cell table:style-name="Table12.A2" office:value-type="string"><text:p text:style-name="P2"><draw:control text:anchor-type="as-char" draw:z-index="199" draw:style-name="gr4" draw:text-style-name="P5" svg:width="3.303cm" svg:height="0.301cm" draw:control="control182"/></text:p></table:table-cell><table:table-cell table:style-name="Table12.B2" office:value-type="string"><text:p text:style-name="P2"><draw:control text:anchor-type="as-char" draw:z-index="234" draw:style-name="gr4" draw:text-style-name="P5" svg:width="3.303cm" svg:height="0.301cm" draw:control="control215"/></text:p></table:table-cell><table:table-cell table:style-name="Table12.B2" office:value-type="string"><text:p text:style-name="P2"><draw:control text:anchor-type="as-char" draw:z-index="208" draw:style-name="gr4" draw:text-style-name="P5" svg:width="8.891cm" svg:height="0.301cm" draw:control="control191"/></text:p></table:table-cell></table:table-row><table:table-row><table:table-cell table:style-name="Table12.A2" office:value-type="string"><text:p text:style-name="P2"><draw:control text:anchor-type="as-char" draw:z-index="200" draw:style-name="gr4" draw:text-style-name="P5" svg:width="3.303cm" svg:height="0.301cm" draw:control="control183"/></text:p></table:table-cell><table:table-cell table:style-name="Table12.B2" office:value-type="string"><text:p text:style-name="P2"><draw:control text:anchor-type="as-char" draw:z-index="235" draw:style-name="gr4" draw:text-style-name="P5" svg:width="3.303cm" svg:height="0.301cm" draw:control="control216"/></text:p></table:table-cell><table:table-cell table:style-name="Table12.B2" office:value-type="string"><text:p text:style-name="P2"><draw:control text:anchor-type="as-char" draw:z-index="209" draw:style-name="gr4" draw:text-style-name="P5" svg:width="8.891cm" svg:height="0.301cm" draw:control="control192"/></text:p></table:table-cell></table:table-row><table:table-row><table:table-cell table:style-name="Table12.A2" office:value-type="string"><text:p text:style-name="P2"><draw:control text:anchor-type="as-char" draw:z-index="201" draw:style-name="gr4" draw:text-style-name="P5" svg:width="3.303cm" svg:height="0.301cm" draw:control="control184"/></text:p></table:table-cell><table:table-cell table:style-name="Table12.B2" office:value-type="string"><text:p text:style-name="P2"><draw:control text:anchor-type="as-char" draw:z-index="236" draw:style-name="gr4" draw:text-style-name="P5" svg:width="3.303cm" svg:height="0.301cm" draw:control="control217"/></text:p></table:table-cell><table:table-cell table:style-name="Table12.B2" office:value-type="string"><text:p text:style-name="P2"><draw:control text:anchor-type="as-char" draw:z-index="210" draw:style-name="gr4" draw:text-style-name="P5" svg:width="8.891cm" svg:height="0.301cm" draw:control="control193"/></text:p></table:table-cell></table:table-row><table:table-row><table:table-cell table:style-name="Table12.A2" office:value-type="string"><text:p text:style-name="P2"><draw:control text:anchor-type="as-char" draw:z-index="202" draw:style-name="gr4" draw:text-style-name="P5" svg:width="3.303cm" svg:height="0.301cm" draw:control="control185"/></text:p></table:table-cell><table:table-cell table:style-name="Table12.B2" office:value-type="string"><text:p text:style-name="P2"><draw:control text:anchor-type="as-char" draw:z-index="237" draw:style-name="gr4" draw:text-style-name="P5" svg:width="3.303cm" svg:height="0.301cm" draw:control="control218"/></text:p></table:table-cell><table:table-cell table:style-name="Table12.B2" office:value-type="string"><text:p text:style-name="P2"><draw:control text:anchor-type="as-char" draw:z-index="211" draw:style-name="gr4" draw:text-style-name="P5" svg:width="8.891cm" svg:height="0.301cm" draw:control="control194"/></text:p></table:table-cell></table:table-row><table:table-row><table:table-cell table:style-name="Table12.A2" office:value-type="string"><text:p text:style-name="P2"><draw:control text:anchor-type="as-char" draw:z-index="225" draw:style-name="gr4" draw:text-style-name="P5" svg:width="3.303cm" svg:height="0.301cm" draw:control="control206"/></text:p></table:table-cell><table:table-cell table:style-name="Table12.B2" office:value-type="string"><text:p text:style-name="P2"><draw:control text:anchor-type="as-char" draw:z-index="238" draw:style-name="gr4" draw:text-style-name="P5" svg:width="3.303cm" svg:height="0.301cm" draw:control="control219"/></text:p></table:table-cell><table:table-cell table:style-name="Table12.B2" office:value-type="string"><text:p text:style-name="P2"><draw:control text:anchor-type="as-char" draw:z-index="227" draw:style-name="gr4" draw:text-style-name="P5" svg:width="8.891cm" svg:height="0.301cm" draw:control="control208"/></text:p></table:table-cell></table:table-row><table:table-row><table:table-cell table:style-name="Table12.A2" office:value-type="string"><text:p text:style-name="P2"><draw:control text:anchor-type="as-char" draw:z-index="226" draw:style-name="gr4" draw:text-style-name="P5" svg:width="3.303cm" svg:height="0.306cm" draw:control="control207"/></text:p></table:table-cell><table:table-cell table:style-name="Table12.B2" office:value-type="string"><text:p text:style-name="P2"><draw:control text:anchor-type="as-char" draw:z-index="239" draw:style-name="gr4" draw:text-style-name="P5" svg:width="3.303cm" svg:height="0.301cm" draw:control="control220"/></text:p></table:table-cell><table:table-cell table:style-name="Table12.B2" office:value-type="string"><text:p text:style-name="P2"><draw:control text:anchor-type="as-char" draw:z-index="228" draw:style-name="gr4" draw:text-style-name="P5" svg:width="8.891cm" svg:height="0.301cm" draw:control="control209"/></text:p></table:table-cell></table:table-row></table:table><text:p text:style-name="Standard"/></draw:text-box></draw:frame><draw:frame draw:style-name="fr2" draw:name="Frame19" text:anchor-type="paragraph" svg:x="-0.152cm" svg:y="20.182cm" svg:width="17.009cm" draw:z-index="212"><draw:text-box fo:min-height="3.055cm"><table:table table:name="Table13" table:style-name="Table13"><table:table-column table:style-name="Table13.A"/><table:table-column table:style-name="Table13.B"/><table:table-row><table:table-cell table:style-name="Table13.A1" office:value-type="string"><text:p text:style-name="P4">Utrustning</text:p></table:table-cell><table:table-cell table:style-name="Table13.A1" office:value-type="string"><text:p text:style-name="P4"/></table:table-cell></table:table-row><table:table-row><table:table-cell table:style-name="Table13.A2" office:value-type="string"><text:p text:style-name="P2"><draw:control text:anchor-type="as-char" draw:z-index="213" draw:style-name="gr4" draw:text-style-name="P5" svg:width="8.011cm" svg:height="0.301cm" draw:control="control195"/></text:p></table:table-cell><table:table-cell table:style-name="Table13.B2" office:value-type="string"><text:p text:style-name="P2"><draw:control text:anchor-type="as-char" draw:z-index="218" draw:style-name="gr4" draw:text-style-name="P5" svg:width="8.011cm" svg:height="0.301cm" draw:control="control200"/></text:p></table:table-cell></table:table-row><table:table-row><table:table-cell table:style-name="Table13.A2" office:value-type="string"><text:p text:style-name="P2"><draw:control text:anchor-type="as-char" draw:z-index="214" draw:style-name="gr4" draw:text-style-name="P5" svg:width="8.011cm" svg:height="0.301cm" draw:control="control196"/></text:p></table:table-cell><table:table-cell table:style-name="Table13.B2" office:value-type="string"><text:p text:style-name="P2"><draw:control text:anchor-type="as-char" draw:z-index="219" draw:style-name="gr4" draw:text-style-name="P5" svg:width="8.011cm" svg:height="0.301cm" draw:control="control201"/></text:p></table:table-cell></table:table-row><table:table-row><table:table-cell table:style-name="Table13.A2" office:value-type="string"><text:p text:style-name="P2"><draw:control text:anchor-type="as-char" draw:z-index="215" draw:style-name="gr4" draw:text-style-name="P5" svg:width="8.011cm" svg:height="0.301cm" draw:control="control197"/></text:p></table:table-cell><table:table-cell table:style-name="Table13.B2" office:value-type="string"><text:p text:style-name="P2"><draw:control text:anchor-type="as-char" draw:z-index="220" draw:style-name="gr4" draw:text-style-name="P5" svg:width="8.011cm" svg:height="0.301cm" draw:control="control202"/></text:p></table:table-cell></table:table-row><table:table-row><table:table-cell table:style-name="Table13.A2" office:value-type="string"><text:p text:style-name="P2"><draw:control text:anchor-type="as-char" draw:z-index="216" draw:style-name="gr4" draw:text-style-name="P5" svg:width="8.011cm" svg:height="0.301cm" draw:control="control198"/></text:p></table:table-cell><table:table-cell table:style-name="Table13.B2" office:value-type="string"><text:p text:style-name="P2"><draw:control text:anchor-type="as-char" draw:z-index="221" draw:style-name="gr4" draw:text-style-name="P5" svg:width="8.011cm" svg:height="0.301cm" draw:control="control203"/></text:p></table:table-cell></table:table-row><table:table-row><table:table-cell table:style-name="Table13.A2" office:value-type="string"><text:p text:style-name="P2"><draw:control text:anchor-type="as-char" draw:z-index="217" draw:style-name="gr4" draw:text-style-name="P5" svg:width="8.011cm" svg:height="0.301cm" draw:control="control199"/></text:p></table:table-cell><table:table-cell table:style-name="Table13.B2" office:value-type="string"><text:p text:style-name="P2"><draw:control text:anchor-type="as-char" draw:z-index="222" draw:style-name="gr4" draw:text-style-name="P5" svg:width="8.011cm" svg:height="0.301cm" draw:control="control204"/></text:p></table:table-cell></table:table-row></table:table><text:p text:style-name="Frame_20_contents"/></draw:text-box></draw:frame><draw:frame draw:style-name="fr2" draw:name="Frame20" text:anchor-type="paragraph" svg:x="-0.152cm" svg:y="23.971cm" svg:width="5.74cm" draw:z-index="223"><draw:text-box fo:min-height="1.556cm"><table:table table:name="Table14" table:style-name="Table14"><table:table-column table:style-name="Table14.A"/><table:table-column table:style-name="Table14.B"/><table:table-row><table:table-cell table:style-name="Table14.A1" office:value-type="string"><text:p text:style-name="P4">Startkapital</text:p></table:table-cell><table:table-cell table:style-name="Table14.B1" office:value-type="string"><text:p text:style-name="P2"><draw:control text:anchor-type="as-char" draw:z-index="224" draw:style-name="gr4" draw:text-style-name="P5" svg:width="2.322cm" svg:height="0.301cm" draw:control="control205"/></text:p></table:table-cell></table:table-row></table:table><text:p text:style-name="Frame_20_contents"/></draw:text-box></draw:frame></text:p></draw:text-box></draw:frame><draw:frame draw:style-name="fr2" draw:name="Frame17" text:anchor-type="paragraph" svg:x="11.299cm" svg:y="4.33cm" svg:width="5.72cm" draw:z-index="174"><draw:text-box fo:min-height="5.842cm"><table:table table:name="Table11" table:style-name="Table11"><table:table-column table:style-name="Table11.A"/><table:table-row><table:table-cell table:style-name="Table11.A1" office:value-type="string"><text:p text:style-name="P4">Mysterier</text:p></table:table-cell></table:table-row><table:table-row><table:table-cell table:style-name="Table11.A2" office:value-type="string"><text:p text:style-name="P2"><draw:control text:anchor-type="as-char" draw:z-index="187" draw:style-name="gr4" draw:text-style-name="P5" svg:width="4.67cm" svg:height="0.301cm" draw:control="control171"/></text:p></table:table-cell></table:table-row><table:table-row><table:table-cell table:style-name="Table11.A2" office:value-type="string"><text:p text:style-name="P2"><draw:control text:anchor-type="as-char" draw:z-index="188" draw:style-name="gr4" draw:text-style-name="P5" svg:width="4.67cm" svg:height="0.301cm" draw:control="control172"/></text:p></table:table-cell></table:table-row><table:table-row><table:table-cell table:style-name="Table11.A2" office:value-type="string"><text:p text:style-name="P2"><draw:control text:anchor-type="as-char" draw:z-index="189" draw:style-name="gr4" draw:text-style-name="P5" svg:width="4.67cm" svg:height="0.301cm" draw:control="control173"/></text:p></table:table-cell></table:table-row><table:table-row><table:table-cell table:style-name="Table11.A2" office:value-type="string"><text:p text:style-name="P2"><draw:control text:anchor-type="as-char" draw:z-index="190" draw:style-name="gr4" draw:text-style-name="P5" svg:width="4.67cm" svg:height="0.301cm" draw:control="control174"/></text:p></table:table-cell></table:table-row><table:table-row><table:table-cell table:style-name="Table11.A2" office:value-type="string"><text:p text:style-name="P2"><draw:control text:anchor-type="as-char" draw:z-index="191" draw:style-name="gr4" draw:text-style-name="P5" svg:width="4.67cm" svg:height="0.301cm" draw:control="control175"/></text:p></table:table-cell></table:table-row><table:table-row><table:table-cell table:style-name="Table11.A2" office:value-type="string"><text:p text:style-name="P2"><draw:control text:anchor-type="as-char" draw:z-index="192" draw:style-name="gr4" draw:text-style-name="P5" svg:width="4.67cm" svg:height="0.301cm" draw:control="control176"/></text:p></table:table-cell></table:table-row><table:table-row><table:table-cell table:style-name="Table11.A2" office:value-type="string"><text:p text:style-name="P2"><draw:control text:anchor-type="as-char" draw:z-index="246" draw:style-name="gr4" draw:text-style-name="P5" svg:width="4.67cm" svg:height="0.301cm" draw:control="control227"/></text:p></table:table-cell></table:table-row><table:table-row><table:table-cell table:style-name="Table11.A2" office:value-type="string"><text:p text:style-name="P2"><draw:control text:anchor-type="as-char" draw:z-index="247" draw:style-name="gr4" draw:text-style-name="P5" svg:width="4.67cm" svg:height="0.301cm" draw:control="control228"/></text:p></table:table-cell></table:table-row><table:table-row><table:table-cell table:style-name="Table11.A2" office:value-type="string"><text:p text:style-name="P2"><draw:control text:anchor-type="as-char" draw:z-index="248" draw:style-name="gr4" draw:text-style-name="P5" svg:width="4.67cm" svg:height="0.301cm" draw:control="control229"/></text:p></table:table-cell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Marx-Raacz von Hidvég</meta:initial-creator>
    <meta:creation-date>2020-06-01T12:08:19.58</meta:creation-date>
    <dc:date>2020-06-09T16:40:45.91</dc:date>
    <dc:creator>Tomas Marx-Raacz von Hidvég</dc:creator>
    <meta:editing-duration>PT10H20M31S</meta:editing-duration>
    <meta:editing-cycles>15</meta:editing-cycles>
    <meta:generator>OpenOffice/4.1.7$Win32 OpenOffice.org_project/417m1$Build-9800</meta:generator>
    <meta:document-statistic meta:table-count="18" meta:image-count="0" meta:object-count="0" meta:page-count="2" meta:paragraph-count="336" meta:word-count="159" meta:character-count="1506"/>
  </office:meta>
</office:document-meta>
</file>